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8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4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23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800080" draw:auto-grow-height="true" draw:auto-grow-width="false" fo:max-height="0cm" fo:min-height="0.712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800080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solid" draw:fill-color="#800080" draw:auto-grow-height="true" draw:auto-grow-width="false" fo:max-height="0cm" fo:min-height="0.75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solid" draw:fill-color="#800080" draw:auto-grow-height="true" draw:auto-grow-width="false" fo:max-height="0cm" fo:min-height="5.689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800080" draw:opacity="40%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solid" draw:fill-color="#800080" draw:opacity="40%" draw:auto-grow-height="true" draw:auto-grow-width="false" fo:max-height="0cm" fo:min-height="3.55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solid" draw:fill-color="#800080" draw:opacity="40%" draw:auto-grow-height="true" draw:auto-grow-width="false" fo:max-height="0cm" fo:min-height="0.75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solid" draw:fill-color="#800080" draw:auto-grow-height="true" draw:auto-grow-width="false" fo:max-height="0cm" fo:min-height="5.689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solid" draw:fill-color="#800080" draw:opacity="40%" draw:auto-grow-height="true" draw:auto-grow-width="false" fo:max-height="0cm" fo:min-height="3.55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solid" draw:fill-color="#800080" draw:opacity="40%" draw:auto-grow-height="true" draw:auto-grow-width="false" fo:max-height="0cm" fo:min-height="0.75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800080" draw:auto-grow-height="true" draw:auto-grow-width="false" fo:max-height="0cm" fo:min-height="5.68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800080" draw:opacity="40%" draw:auto-grow-height="true" draw:auto-grow-width="false" fo:max-height="0cm" fo:min-height="3.55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800080" draw:opacity="40%" draw:auto-grow-height="true" draw:auto-grow-width="false" fo:max-height="0cm" fo:min-height="0.7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solid" draw:fill-color="#800080" draw:auto-grow-height="true" draw:auto-grow-width="false" fo:max-height="0cm" fo:min-height="7.822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solid" draw:fill-color="#800080" draw:opacity="40%" draw:auto-grow-height="true" draw:auto-grow-width="false" fo:max-height="0cm" fo:min-height="3.55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solid" draw:fill-color="#800080" draw:opacity="40%" draw:auto-grow-height="true" draw:auto-grow-width="false" fo:max-height="0cm" fo:min-height="0.75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800080" draw:auto-grow-height="true" draw:auto-grow-width="false" fo:max-height="0cm" fo:min-height="5.95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800080" draw:opacity="100%" draw:auto-grow-height="true" draw:auto-grow-width="false" fo:max-height="0cm" fo:min-height="0.712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solid" draw:fill-color="#800080" draw:opacity="100%" draw:auto-grow-height="true" draw:auto-grow-width="false" fo:max-height="0cm" fo:min-height="3.55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solid" draw:fill-color="#800080" draw:opacity="100%" draw:auto-grow-height="true" draw:auto-grow-width="false" fo:max-height="0cm" fo:min-height="0.75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solid" draw:fill-color="#800080" draw:opacity="100%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solid" draw:fill-color="#800080" draw:auto-grow-height="true" draw:auto-grow-width="false" fo:max-height="0cm" fo:min-height="4.978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solid" draw:fill-color="#800080" draw:opacity="100%" draw:auto-grow-height="true" draw:auto-grow-width="false" fo:max-height="0cm" fo:min-height="3.55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solid" draw:fill-color="#800080" draw:opacity="100%" draw:auto-grow-height="true" draw:auto-grow-width="false" fo:max-height="0cm" fo:min-height="0.75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solid" draw:fill-color="#800080" draw:opacity="100%" draw:auto-grow-height="true" draw:auto-grow-width="false" fo:max-height="0cm" fo:min-height="0.712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solid" draw:fill-color="#800080" draw:auto-grow-height="true" draw:auto-grow-width="false" fo:max-height="0cm" fo:min-height="4.794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solid" draw:fill-color="#800080" draw:opacity="100%" draw:auto-grow-height="true" draw:auto-grow-width="false" fo:max-height="0cm" fo:min-height="3.55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solid" draw:fill-color="#800080" draw:opacity="100%" draw:auto-grow-height="true" draw:auto-grow-width="false" fo:max-height="0cm" fo:min-height="0.75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solid" draw:fill-color="#800080" draw:opacity="100%" draw:auto-grow-height="true" draw:auto-grow-width="false" fo:max-height="0cm" fo:min-height="0.712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solid" draw:fill-color="#800080" draw:auto-grow-height="true" draw:auto-grow-width="false" fo:max-height="0cm" fo:min-height="4.978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solid" draw:fill-color="#800080" draw:opacity="100%" draw:auto-grow-height="true" draw:auto-grow-width="false" fo:max-height="0cm" fo:min-height="3.55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solid" draw:fill-color="#800080" draw:opacity="100%" draw:auto-grow-height="true" draw:auto-grow-width="false" fo:max-height="0cm" fo:min-height="0.75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solid" draw:fill-color="#800080" draw:opacity="100%" draw:auto-grow-height="true" draw:auto-grow-width="false" fo:max-height="0cm" fo:min-height="0.712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solid" draw:fill-color="#800080" draw:auto-grow-height="true" draw:auto-grow-width="false" fo:max-height="0cm" fo:min-height="4.794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413cm" fo:min-width="3.61cm"/>
      <style:paragraph-properties style:writing-mode="lr-tb"/>
    </style:style>
    <style:style style:name="gr43" style:family="graphic" style:parent-style-name="standard">
      <style:graphic-properties draw:fill-color="#b4c7dc" draw:textarea-horizontal-align="justify" draw:textarea-vertical-align="middle" draw:auto-grow-height="false" fo:min-height="1.186cm" fo:min-width="8.894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412cm" fo:min-width="5.225cm"/>
      <style:paragraph-properties style:writing-mode="lr-tb"/>
    </style:style>
    <style:style style:name="gr45" style:family="graphic" style:parent-style-name="standard">
      <style:graphic-properties draw:fill-color="#b4c7dc" draw:textarea-horizontal-align="justify" draw:textarea-vertical-align="middle" draw:auto-grow-height="false" fo:min-height="0.192cm" fo:min-width="4.344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413cm" fo:min-width="6.399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413cm" fo:min-width="5.665cm"/>
      <style:paragraph-properties style:writing-mode="lr-tb"/>
    </style:style>
    <style:style style:name="gr48" style:family="graphic" style:parent-style-name="standard">
      <style:graphic-properties draw:fill-color="#b4c7dc" draw:textarea-horizontal-align="justify" draw:textarea-vertical-align="top" draw:auto-grow-height="false" fo:min-height="2.55cm" fo:min-width="7.3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.413cm" fo:min-width="7.28cm"/>
      <style:paragraph-properties style:writing-mode="lr-tb"/>
    </style:style>
    <style:style style:name="gr50" style:family="graphic" style:parent-style-name="standard">
      <style:graphic-properties draw:fill-color="#b4c7dc" draw:textarea-horizontal-align="justify" draw:textarea-vertical-align="middle" draw:auto-grow-height="false" fo:min-height="0.318cm" fo:min-width="7.427cm"/>
      <style:paragraph-properties style:writing-mode="lr-tb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0.413cm" fo:min-width="7.28cm"/>
      <style:paragraph-properties style:writing-mode="lr-tb"/>
    </style:style>
    <style:style style:name="gr52" style:family="graphic" style:parent-style-name="objectwithoutfill">
      <style:graphic-properties draw:marker-end="Arrow" draw:marker-end-width="0.3cm" draw:fill="solid" draw:textarea-vertical-align="middle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413cm" fo:min-width="7.28cm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0.413cm" fo:min-width="9.1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0.413cm" fo:min-width="7.28cm"/>
      <style:paragraph-properties style:writing-mode="lr-tb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413cm" fo:min-width="7.28cm"/>
      <style:paragraph-properties style:writing-mode="lr-tb"/>
    </style:style>
    <style:style style:name="gr58" style:family="graphic" style:parent-style-name="standard" style:list-style-name="L1">
      <style:graphic-properties draw:textarea-horizontal-align="justify" draw:textarea-vertical-align="middle" draw:auto-grow-height="false" fo:min-height="0.413cm" fo:min-width="7.28cm"/>
      <style:paragraph-properties style:writing-mode="lr-tb"/>
    </style:style>
    <style:style style:name="gr59" style:family="graphic" style:parent-style-name="standard" style:list-style-name="L1">
      <style:graphic-properties draw:textarea-horizontal-align="justify" draw:textarea-vertical-align="middle" draw:auto-grow-height="false" fo:min-height="0.413cm" fo:min-width="7.28cm"/>
      <style:paragraph-properties style:writing-mode="lr-tb"/>
    </style:style>
    <style:style style:name="gr60" style:family="graphic" style:parent-style-name="standard" style:list-style-name="L1">
      <style:graphic-properties draw:textarea-horizontal-align="justify" draw:textarea-vertical-align="middle" draw:auto-grow-height="false" fo:min-height="0.413cm" fo:min-width="9.1cm"/>
      <style:paragraph-properties style:writing-mode="lr-tb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4.15cm" fo:min-width="18.3cm"/>
      <style:paragraph-properties style:writing-mode="lr-tb"/>
    </style:style>
    <style:style style:name="gr62" style:family="graphic" style:parent-style-name="standard" style:list-style-name="L1">
      <style:graphic-properties draw:textarea-horizontal-align="justify" draw:textarea-vertical-align="middle" draw:auto-grow-height="false" fo:min-height="0.413cm" fo:min-width="7.28cm"/>
      <style:paragraph-properties style:writing-mode="lr-tb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 fo:min-height="0.413cm" fo:min-width="7.28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0.413cm" fo:min-width="7.28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0.413cm" fo:min-width="7.28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0.413cm" fo:min-width="5.379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0.75cm" fo:min-width="8.425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3.15cm" fo:min-width="8.425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1.212cm" fo:min-width="8.425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.412cm" fo:min-width="6.3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95cm" fo:min-width="5.1cm"/>
      <style:paragraph-properties style:writing-mode="lr-tb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0.55cm" fo:min-width="6.1cm"/>
      <style:paragraph-properties style:writing-mode="lr-tb"/>
    </style:style>
    <style:style style:name="gr73" style:family="graphic" style:parent-style-name="standard">
      <style:graphic-properties draw:fill-color="#b4c7dc" draw:textarea-horizontal-align="justify" draw:textarea-vertical-align="middle" draw:auto-grow-height="false" fo:min-height="2.35cm" fo:min-width="12.3cm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0.95cm" fo:min-width="7.3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95cm" fo:min-width="8.9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.95cm" fo:min-width="7.9cm"/>
      <style:paragraph-properties style:writing-mode="lr-tb"/>
    </style:style>
    <style:style style:name="gr77" style:family="graphic" style:parent-style-name="standard">
      <style:graphic-properties draw:fill-color="#b4c7dc" draw:textarea-horizontal-align="justify" draw:textarea-vertical-align="top" draw:auto-grow-height="false" fo:min-height="3.379cm" fo:min-width="10.9cm"/>
      <style:paragraph-properties style:writing-mode="lr-tb"/>
    </style:style>
    <style:style style:name="gr78" style:family="graphic" style:parent-style-name="standard" style:list-style-name="L1">
      <style:graphic-properties draw:textarea-horizontal-align="justify" draw:textarea-vertical-align="middle" draw:auto-grow-height="false" fo:min-height="0.95cm" fo:min-width="10.1cm"/>
      <style:paragraph-properties style:writing-mode="lr-tb"/>
    </style:style>
    <style:style style:name="gr79" style:family="graphic" style:parent-style-name="standard">
      <style:graphic-properties draw:fill-color="#b4c7dc" draw:textarea-horizontal-align="justify" draw:textarea-vertical-align="middle" draw:auto-grow-height="false" fo:min-height="0.779cm" fo:min-width="10.3cm"/>
      <style:paragraph-properties style:writing-mode="lr-tb"/>
    </style:style>
    <style:style style:name="gr80" style:family="graphic" style:parent-style-name="standard" style:list-style-name="L1">
      <style:graphic-properties draw:textarea-horizontal-align="justify" draw:textarea-vertical-align="middle" draw:auto-grow-height="false" fo:min-height="0.95cm" fo:min-width="10.1cm"/>
      <style:paragraph-properties style:writing-mode="lr-tb"/>
    </style:style>
    <style:style style:name="pr1" style:family="presentation" style:parent-style-name="Default-title">
      <style:graphic-properties fo:min-height="1.267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281cm" style:use-optimal-column-width="false"/>
    </style:style>
    <style:style style:name="co2" style:family="table-column">
      <style:table-column-properties style:column-width="2.528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259cm" style:use-optimal-column-width="false"/>
    </style:style>
    <style:style style:name="co5" style:family="table-column">
      <style:table-column-properties style:column-width="1.465cm" style:use-optimal-column-width="false"/>
    </style:style>
    <style:style style:name="co6" style:family="table-column">
      <style:table-column-properties style:column-width="3.928cm" style:use-optimal-column-width="false"/>
    </style:style>
    <style:style style:name="co7" style:family="table-column">
      <style:table-column-properties style:column-width="3.46cm" style:use-optimal-column-width="false"/>
    </style:style>
    <style:style style:name="co8" style:family="table-column">
      <style:table-column-properties style:column-width="2.922cm" style:use-optimal-column-width="false"/>
    </style:style>
    <style:style style:name="co9" style:family="table-column">
      <style:table-column-properties style:column-width="2.632cm" style:use-optimal-column-width="false"/>
    </style:style>
    <style:style style:name="co10" style:family="table-column">
      <style:table-column-properties style:column-width="3.244cm" style:use-optimal-column-width="false"/>
    </style:style>
    <style:style style:name="co11" style:family="table-column">
      <style:table-column-properties style:column-width="2.609cm" style:use-optimal-column-width="false"/>
    </style:style>
    <style:style style:name="co12" style:family="table-column">
      <style:table-column-properties style:column-width="1.693cm" style:use-optimal-column-width="false"/>
    </style:style>
    <style:style style:name="co13" style:family="table-column">
      <style:table-column-properties style:column-width="3.215cm" style:use-optimal-column-width="false"/>
    </style:style>
    <style:style style:name="co14" style:family="table-column">
      <style:table-column-properties style:column-width="3.719cm" style:use-optimal-column-width="false"/>
    </style:style>
    <style:style style:name="co15" style:family="table-column">
      <style:table-column-properties style:column-width="4.052cm" style:use-optimal-column-width="false"/>
    </style:style>
    <style:style style:name="co16" style:family="table-column">
      <style:table-column-properties style:column-width="3.353cm" style:use-optimal-column-width="false"/>
    </style:style>
    <style:style style:name="co17" style:family="table-column">
      <style:table-column-properties style:column-width="4.824cm" style:use-optimal-column-width="false"/>
    </style:style>
    <style:style style:name="co18" style:family="table-column">
      <style:table-column-properties style:column-width="4.878cm" style:use-optimal-column-width="false"/>
    </style:style>
    <style:style style:name="ro1" style:family="table-row">
      <style:table-row-properties style:row-height="0.722cm" style:use-optimal-row-height="false"/>
    </style:style>
    <style:style style:name="ro2" style:family="table-row">
      <style:table-row-properties style:row-height="0.694cm" style:use-optimal-row-height="false"/>
    </style:style>
    <style:style style:name="ro3" style:family="table-row">
      <style:table-row-properties style:row-height="0.737cm" style:use-optimal-row-height="false"/>
    </style:style>
    <style:style style:name="ro4" style:family="table-row">
      <style:table-row-properties style:row-height="0.693cm" style:use-optimal-row-height="false"/>
    </style:style>
    <style:style style:name="ro5" style:family="table-row">
      <style:table-row-properties style:row-height="0.695cm" style:use-optimal-row-height="false"/>
    </style:style>
    <style:style style:name="ro6" style:family="table-row">
      <style:table-row-properties style:row-height="1.16cm" style:use-optimal-row-height="false"/>
    </style:style>
    <style:style style:name="ro7" style:family="table-row">
      <style:table-row-properties style:row-height="0.712cm" style:use-optimal-row-height="false"/>
    </style:style>
    <style:style style:name="ro8" style:family="table-row">
      <style:table-row-properties style:row-height="0.665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align="start" fo:text-indent="0cm" fo:border="0.03pt solid #000000"/>
      <style:text-properties fo:color="#000000" style:font-name="Liberation Sans3" fo:font-size="7pt" style:font-size-asian="7pt" style:font-size-complex="7pt"/>
    </style:style>
    <style:style style:name="ce2" style:family="table-cell">
      <loext:graphic-properties draw:fill="solid" draw:fill-color="#ffffff"/>
      <style:paragraph-properties fo:text-align="start" fo:border="0.03pt solid #000000"/>
      <style:text-properties fo:color="#000000" style:font-name="Liberation Sans3" fo:font-size="7pt" style:font-size-asian="7pt" style:font-size-complex="7pt"/>
    </style:style>
    <style:style style:name="ce3" style:family="table-cell">
      <loext:graphic-properties draw:fill="solid" draw:fill-color="#ffffff"/>
      <style:paragraph-properties fo:border="0.03pt solid #000000"/>
      <style:text-properties fo:color="#000000" style:font-name="Liberation Sans3" fo:font-size="7pt" style:font-size-asian="7pt" style:font-size-complex="7pt"/>
    </style:style>
    <style:style style:name="ce4" style:family="table-cell">
      <loext:graphic-properties draw:fill="solid" draw:fill-color="#ffffff" draw:textarea-vertical-align="middle"/>
      <style:paragraph-properties fo:margin-left="0cm" fo:margin-right="0cm" fo:text-align="start" fo:text-indent="0cm" fo:border="0.03pt solid #000000"/>
      <style:text-properties fo:color="#000000" style:font-name="Liberation Sans3" fo:font-size="11pt" style:font-size-asian="11pt" style:font-size-complex="11pt"/>
    </style:style>
    <style:style style:name="ce5" style:family="table-cell">
      <loext:graphic-properties draw:fill="solid" draw:fill-color="#ffffff" draw:textarea-vertical-align="middle"/>
      <style:paragraph-properties fo:border="0.03pt solid #000000"/>
      <style:text-properties fo:color="#000000" style:font-name="Liberation Sans3" fo:font-size="11pt" style:font-size-asian="11pt" style:font-size-complex="11pt"/>
    </style:style>
    <style:style style:name="ce6" style:family="table-cell">
      <loext:graphic-properties draw:fill="solid" draw:fill-color="#ffffff" draw:textarea-vertical-align="middle"/>
      <style:paragraph-properties fo:text-align="start" fo:border="0.03pt solid #000000"/>
      <style:text-properties fo:color="#000000" style:font-name="Liberation Sans3" fo:font-size="11pt" style:font-size-asian="11pt" style:font-size-complex="11pt"/>
    </style:style>
    <style:style style:name="ce7" style:family="table-cell">
      <loext:graphic-properties draw:fill="solid" draw:fill-color="#ffffff"/>
      <style:paragraph-properties fo:margin-left="0cm" fo:margin-right="0cm" fo:margin-top="0cm" fo:margin-bottom="0cm" fo:line-height="100%" fo:text-align="start" fo:text-indent="0cm" fo:border="0.03pt solid #000000"/>
      <style:text-properties fo:color="#000000" style:font-name="Liberation Sans3" fo:font-size="8pt" style:font-size-asian="8pt" style:font-size-complex="8pt"/>
    </style:style>
    <style:style style:name="ce8" style:family="table-cell">
      <loext:graphic-properties draw:fill="solid" draw:fill-color="#ffffff"/>
      <style:paragraph-properties fo:text-align="start" fo:border="0.03pt solid #000000"/>
      <style:text-properties fo:color="#000000" style:font-name="Liberation Sans3" fo:font-size="8pt" style:font-size-asian="8pt" style:font-size-complex="8pt"/>
    </style:style>
    <style:style style:name="ce9" style:family="table-cell">
      <loext:graphic-properties draw:fill="solid" draw:fill-color="#ffffff"/>
      <style:paragraph-properties fo:border="0.03pt solid #000000"/>
      <style:text-properties fo:color="#000000" style:font-name="Liberation Sans3" fo:font-size="8pt" style:font-size-asian="8pt" style:font-size-complex="8pt"/>
    </style:style>
    <style:style style:name="ce10" style:family="table-cell">
      <loext:graphic-properties draw:fill="solid" draw:fill-color="#ffffff"/>
      <style:paragraph-properties fo:text-align="start" fo:border="0.03pt solid #000000"/>
      <style:text-properties fo:color="#000000" style:font-name="Liberation Sans3" fo:font-size="8pt" fo:font-weight="normal" style:font-size-asian="8pt" style:font-weight-asian="normal" style:font-size-complex="8pt" style:font-weight-complex="normal"/>
    </style:style>
    <style:style style:name="ce11" style:family="table-cell">
      <loext:graphic-properties draw:fill="solid" draw:fill-color="#ffffff"/>
      <style:paragraph-properties fo:margin-left="0cm" fo:margin-right="0cm" fo:margin-top="0cm" fo:margin-bottom="0cm" fo:line-height="100%" fo:text-align="start" fo:text-indent="0cm" fo:border="0.03pt solid #000000"/>
      <style:text-properties fo:color="#000000" fo:font-size="11pt" style:font-size-asian="11pt" style:font-size-complex="11pt"/>
    </style:style>
    <style:style style:name="ce12" style:family="table-cell">
      <loext:graphic-properties draw:fill="solid" draw:fill-color="#ffffff"/>
      <style:paragraph-properties fo:text-align="start" fo:border="0.03pt solid #000000"/>
      <style:text-properties fo:color="#000000" fo:font-size="11pt" style:font-size-asian="11pt" style:font-size-complex="11pt"/>
    </style:style>
    <style:style style:name="ce13" style:family="table-cell">
      <loext:graphic-properties draw:fill="solid" draw:fill-color="#ffffff"/>
      <style:paragraph-properties fo:border="0.03pt solid #000000"/>
      <style:text-properties fo:color="#000000" fo:font-size="11pt" style:font-size-asian="11pt" style:font-size-complex="11pt"/>
    </style:style>
    <style:style style:name="ce14" style:family="table-cell">
      <loext:graphic-properties draw:fill="solid" draw:fill-color="#ffffff"/>
      <style:paragraph-properties fo:border="0.03pt solid #000000"/>
      <style:text-properties fo:color="#000000" style:font-name="Liberation Sans3" fo:font-size="11pt" style:font-size-asian="11pt" style:font-size-complex="11pt"/>
    </style:style>
    <style:style style:name="P1" style:family="paragraph">
      <style:paragraph-properties style:writing-mode="lr-tb"/>
      <style:text-properties fo:font-size="32pt"/>
    </style:style>
    <style:style style:name="P2" style:family="paragraph">
      <style:paragraph-properties style:writing-mode="lr-tb"/>
      <style:text-properties fo:color="#111111" fo:font-size="15pt"/>
    </style:style>
    <style:style style:name="P3" style:family="paragraph">
      <style:paragraph-properties fo:margin-left="1.251cm" fo:margin-right="0cm" fo:text-indent="0cm"/>
    </style:style>
    <style:style style:name="P4" style:family="paragraph">
      <loext:graphic-properties draw:fill="none" draw:fill-color="#ffffff"/>
      <style:paragraph-properties fo:margin-left="1.251cm" fo:margin-right="0cm" fo:text-indent="0cm" style:writing-mode="lr-tb"/>
      <style:text-properties fo:font-size="15pt"/>
    </style:style>
    <style:style style:name="P5" style:family="paragraph">
      <loext:graphic-properties draw:fill="none" draw:fill-color="#ffffff"/>
      <style:paragraph-properties style:writing-mode="lr-tb"/>
      <style:text-properties fo:font-size="15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1.251cm" fo:margin-right="0cm" fo:text-indent="0cm" style:writing-mode="lr-tb"/>
      <style:text-properties fo:font-size="15pt" fo:font-weight="bold" style:font-weight-asian="bold" style:font-weight-complex="bold"/>
    </style:style>
    <style:style style:name="P9" style:family="paragraph">
      <style:paragraph-properties fo:margin-left="0cm" fo:margin-right="0cm" fo:text-indent="0cm">
        <style:tab-stops>
          <style:tab-stop style:position="3.859cm"/>
        </style:tab-stops>
      </style:paragraph-properties>
    </style:style>
    <style:style style:name="P10" style:family="paragraph">
      <style:paragraph-properties fo:margin-left="3.701cm" fo:margin-right="0cm" fo:text-indent="0cm">
        <style:tab-stops>
          <style:tab-stop style:position="3.859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3.859cm"/>
        </style:tab-stops>
      </style:paragraph-properties>
      <style:text-properties fo:font-size="15pt" fo:font-weight="bold" style:font-weight-asian="bold" style:font-weight-complex="bold"/>
    </style:style>
    <style:style style:name="P12" style:family="paragraph">
      <loext:graphic-properties draw:fill="solid" draw:fill-color="#800080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solid" draw:fill-color="#800080"/>
      <style:paragraph-properties fo:margin-left="0cm" fo:margin-right="0cm" fo:margin-top="0cm" fo:margin-bottom="0cm" fo:line-height="100%" fo:text-indent="0cm" style:writing-mode="lr-tb"/>
    </style:style>
    <style:style style:name="P15" style:family="paragraph">
      <loext:graphic-properties draw:fill="solid" draw:fill-color="#800080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16" style:family="paragraph">
      <loext:graphic-properties draw:fill="solid" draw:fill-color="#800080"/>
      <style:paragraph-properties fo:margin-left="0cm" fo:margin-right="0cm" fo:margin-top="0cm" fo:margin-bottom="0cm" fo:line-height="100%" fo:text-indent="0cm" style:writing-mode="lr-tb"/>
      <style:text-properties fo:color="#ff0000" fo:font-weight="bold" style:font-weight-asian="bold" style:font-weight-complex="bold"/>
    </style:style>
    <style:style style:name="P17" style:family="paragraph">
      <loext:graphic-properties draw:fill="solid" draw:fill-color="#800080" draw:opacity="40%"/>
      <style:paragraph-properties style:writing-mode="lr-tb"/>
    </style:style>
    <style:style style:name="P18" style:family="paragraph">
      <loext:graphic-properties draw:fill="solid" draw:fill-color="#800080" draw:opacity="40%"/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solid" draw:fill-color="#800080" draw:opacity="40%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20" style:family="paragraph">
      <loext:graphic-properties draw:fill="solid" draw:fill-color="#800080" draw:opacity="100%"/>
      <style:paragraph-properties style:writing-mode="lr-tb"/>
    </style:style>
    <style:style style:name="P21" style:family="paragraph">
      <loext:graphic-properties draw:fill="solid" draw:fill-color="#800080" draw:opacity="100%"/>
      <style:paragraph-properties fo:margin-left="0cm" fo:margin-right="0cm" fo:margin-top="0cm" fo:margin-bottom="0cm" fo:line-height="100%" fo:text-indent="0cm" style:writing-mode="lr-tb"/>
    </style:style>
    <style:style style:name="P22" style:family="paragraph">
      <loext:graphic-properties draw:fill="solid" draw:fill-color="#800080" draw:opacity="100%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23" style:family="paragraph">
      <loext:graphic-properties draw:fill="solid" draw:fill-color="#800080" draw:opacity="100%"/>
      <style:paragraph-properties style:writing-mode="lr-tb"/>
      <style:text-properties fo:font-size="18pt"/>
    </style:style>
    <style:style style:name="P24" style:family="paragraph">
      <loext:graphic-properties draw:fill="solid" draw:fill-color="#800080" draw:opacity="100%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5" style:family="paragraph">
      <loext:graphic-properties draw:fill="solid" draw:fill-color="#800080" draw:opacity="100%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6" style:family="paragraph">
      <loext:graphic-properties draw:fill="solid" draw:fill-color="#800080"/>
      <style:paragraph-properties fo:margin-left="0cm" fo:margin-right="0cm" fo:margin-top="0cm" fo:margin-bottom="0cm" fo:line-height="100%" fo:text-indent="0cm" style:writing-mode="lr-tb"/>
      <style:text-properties fo:color="#ff0000" fo:font-size="18pt" fo:font-weight="bold" style:font-weight-asian="bold" style:font-weight-complex="bold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text-align="center" style:writing-mode="lr-tb"/>
      <style:text-properties fo:font-size="11pt" style:font-size-asian="11pt" style:font-size-complex="11pt"/>
    </style:style>
    <style:style style:name="P29" style:family="paragraph">
      <style:paragraph-properties fo:text-align="start" style:writing-mode="lr-tb"/>
      <style:text-properties fo:font-size="9pt" style:font-size-asian="9pt" style:font-size-complex="9pt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9pt" style:font-size-complex="9pt"/>
    </style:style>
    <style:style style:name="P31" style:family="paragraph">
      <loext:graphic-properties draw:fill-color="#b4c7dc"/>
      <style:paragraph-properties fo:text-align="start" style:writing-mode="lr-tb"/>
      <style:text-properties fo:font-size="9pt" style:font-size-asian="9pt" style:font-size-complex="9pt"/>
    </style:style>
    <style:style style:name="P32" style:family="paragraph">
      <loext:graphic-properties draw:fill-color="#b4c7dc"/>
      <style:paragraph-properties fo:text-align="center" style:writing-mode="lr-tb"/>
      <style:text-properties fo:font-size="11pt" style:font-size-asian="11pt" style:font-size-complex="11pt"/>
    </style:style>
    <style:style style:name="P33" style:family="paragraph">
      <style:paragraph-properties fo:text-align="start" style:writing-mode="lr-tb"/>
      <style:text-properties fo:font-size="9pt" style:font-size-asian="14pt" style:font-size-complex="14pt"/>
    </style:style>
    <style:style style:name="P34" style:family="paragraph">
      <loext:graphic-properties draw:fill-color="#b4c7dc"/>
      <style:paragraph-properties fo:text-align="start" style:writing-mode="lr-tb"/>
      <style:text-properties fo:font-size="9pt" style:font-size-asian="14pt" style:font-size-complex="14pt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1pt" style:font-size-complex="11pt"/>
    </style:style>
    <style:style style:name="P36" style:family="paragraph">
      <loext:graphic-properties draw:fill="solid"/>
      <style:paragraph-properties fo:text-align="center" style:writing-mode="lr-tb"/>
      <style:text-properties fo:font-size="11pt" style:font-size-asian="11pt" style:font-size-complex="11pt"/>
    </style:style>
    <style:style style:name="P37" style:family="paragraph">
      <style:paragraph-properties fo:margin-left="0cm" fo:margin-right="0cm" fo:margin-top="0cm" fo:margin-bottom="0cm" fo:line-height="100%" fo:text-align="start" fo:text-indent="0cm"/>
    </style:style>
    <style:style style:name="P38" style:family="paragraph">
      <style:paragraph-properties fo:text-align="start"/>
      <style:text-properties fo:color="#000000" style:font-name="Liberation Sans3" fo:font-size="7pt" style:font-size-asian="7pt" style:font-size-complex="7pt"/>
    </style:style>
    <style:style style:name="P39" style:family="paragraph">
      <style:text-properties fo:color="#000000" style:font-name="Liberation Sans3" fo:font-size="7pt" style:font-size-asian="7pt" style:font-size-complex="7pt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style:text-properties fo:color="#000000" style:font-name="Liberation Sans3" fo:font-size="11pt" style:font-size-asian="11pt" style:font-size-complex="11pt"/>
    </style:style>
    <style:style style:name="P42" style:family="paragraph">
      <style:paragraph-properties fo:margin-left="0cm" fo:margin-right="0cm" fo:margin-top="0cm" fo:margin-bottom="0cm" fo:line-height="100%" fo:text-align="start" fo:text-indent="0cm"/>
      <style:text-properties fo:color="#000000" style:font-name="Liberation Sans3" fo:font-size="11pt" style:font-size-asian="11pt" style:font-size-complex="11pt"/>
    </style:style>
    <style:style style:name="P43" style:family="paragraph">
      <style:paragraph-properties fo:text-align="start"/>
      <style:text-properties fo:color="#000000" style:font-name="Liberation Sans3" fo:font-size="11pt" style:font-size-asian="11pt" style:font-size-complex="11pt"/>
    </style:style>
    <style:style style:name="P44" style:family="paragraph">
      <style:paragraph-properties fo:text-align="start"/>
      <style:text-properties fo:color="#000000" style:font-name="Liberation Sans3" fo:font-size="8pt" style:font-size-asian="8pt" style:font-size-complex="8pt"/>
    </style:style>
    <style:style style:name="P45" style:family="paragraph">
      <style:text-properties fo:color="#000000" style:font-name="Liberation Sans3" fo:font-size="8pt" style:font-size-asian="8pt" style:font-size-complex="8pt"/>
    </style:style>
    <style:style style:name="P46" style:family="paragraph">
      <loext:graphic-properties draw:fill="solid"/>
      <style:paragraph-properties fo:text-align="center"/>
    </style:style>
    <style:style style:name="P47" style:family="paragraph">
      <style:paragraph-properties fo:text-align="start"/>
      <style:text-properties fo:color="#000000" style:font-name="Liberation Sans3" fo:font-size="8pt" fo:font-weight="normal" style:font-size-asian="8pt" style:font-weight-asian="normal" style:font-size-complex="8pt" style:font-weight-complex="normal"/>
    </style:style>
    <style:style style:name="P48" style:family="paragraph">
      <style:paragraph-properties fo:text-align="center" style:writing-mode="lr-tb"/>
    </style:style>
    <style:style style:name="P49" style:family="paragraph">
      <loext:graphic-properties draw:fill-color="#b4c7dc"/>
      <style:paragraph-properties fo:text-align="center" style:writing-mode="lr-tb"/>
    </style:style>
    <style:style style:name="P50" style:family="paragraph">
      <style:paragraph-properties fo:text-align="start" style:writing-mode="lr-tb"/>
      <style:text-properties fo:font-size="14pt" style:font-size-asian="14pt" style:font-size-complex="14pt"/>
    </style:style>
    <style:style style:name="P5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52" style:family="paragraph">
      <loext:graphic-properties draw:fill-color="#b4c7dc"/>
      <style:paragraph-properties fo:text-align="start" style:writing-mode="lr-tb"/>
      <style:text-properties fo:font-size="14pt" style:font-size-asian="14pt" style:font-size-complex="14pt"/>
    </style:style>
    <style:style style:name="P53" style:family="paragraph">
      <style:paragraph-properties fo:text-align="start" style:writing-mode="lr-tb"/>
      <style:text-properties fo:font-size="12pt" style:font-size-asian="14pt" style:font-size-complex="14pt"/>
    </style:style>
    <style:style style:name="P54" style:family="paragraph">
      <loext:graphic-properties draw:fill-color="#b4c7dc"/>
      <style:paragraph-properties fo:text-align="start" style:writing-mode="lr-tb"/>
      <style:text-properties fo:font-size="12pt" style:font-size-asian="14pt" style:font-size-complex="14pt"/>
    </style:style>
    <style:style style:name="P5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6" style:family="paragraph">
      <style:paragraph-properties fo:text-align="start"/>
      <style:text-properties fo:color="#000000" fo:font-size="11pt" style:font-size-asian="11pt" style:font-size-complex="11pt"/>
    </style:style>
    <style:style style:name="P57" style:family="paragraph">
      <style:text-properties fo:color="#000000" fo:font-size="11pt" style:font-size-asian="11pt" style:font-size-complex="11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111111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11111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08080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style:font-size-asian="14pt" style:font-size-complex="14pt"/>
    </style:style>
    <style:style style:name="T18" style:family="text">
      <style:text-properties fo:color="#000000" style:font-name="Liberation Sans3" fo:font-size="7pt" style:font-size-asian="7pt" style:font-size-complex="7pt"/>
    </style:style>
    <style:style style:name="T19" style:family="text">
      <style:text-properties fo:color="#000000" style:font-name="Liberation Sans3" fo:font-size="11pt" style:font-size-asian="11pt" style:font-size-complex="11pt"/>
    </style:style>
    <style:style style:name="T20" style:family="text">
      <style:text-properties fo:color="#000000" style:font-name="Liberation Sans3" fo:font-size="11pt" style:letter-kerning="true" style:font-name-asian="Noto Sans CJK SC" style:font-size-asian="11pt" style:font-name-complex="Lohit Devanagari" style:font-size-complex="11pt"/>
    </style:style>
    <style:style style:name="T21" style:family="text">
      <style:text-properties fo:color="#000000" style:font-name="Liberation Sans3" fo:font-size="8pt" style:font-size-asian="8pt" style:font-size-complex="8pt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2pt" style:font-size-asian="14pt" style:font-size-complex="14pt"/>
    </style:style>
    <style:style style:name="T26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Hits</text:span></text:p>
          </draw:text-box>
        </draw:frame>
        <draw:frame presentation:style-name="pr2" draw:text-style-name="P2" draw:layer="layout" svg:width="25.199cm" svg:height="13.381cm" svg:x="1cm" svg:y="1.619cm" presentation:class="outline" presentation:user-transformed="true">
          <draw:text-box>
            <text:p><text:span text:style-name="T2">GateDigitizer::Digitize()</text:span></text:p>
            <text:p><text:span text:style-name="T2">{</text:span></text:p>
            <text:p><text:span text:style-name="T2">m_hitConvertor-&gt;ProcessHits(CHC);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Store Pulse List</text:span><text:span text:style-name="T2"><text:line-break/></text:span><text:span text:style-name="T2">Srire Alias</text:span></text:p>
          </draw:text-box>
        </draw:frame>
        <draw:frame draw:style-name="gr1" draw:text-style-name="P4" draw:layer="layout" svg:width="7.8cm" svg:height="6.719cm" svg:x="8.8cm" svg:y="3.6cm">
          <draw:text-box>
            <text:p text:style-name="P3"><text:span text:style-name="T3">GatePulseList* GateHitConvertor::ProcessHits</text:span><text:span text:style-name="T4">(const GateCrystalHitsCollection* hitCollection)</text:span></text:p>
            <text:p text:style-name="P3"><text:span text:style-name="T4">{</text:span></text:p>
            <text:p text:style-name="P3"><text:span text:style-name="T4">..</text:span></text:p>
            <text:p text:style-name="P3"><text:span text:style-name="T4">ProcessOneHit( (*hitCollection)[i], pulseList);</text:span></text:p>
            <text:p text:style-name="P3"><text:span text:style-name="T4">..</text:span></text:p>
            <text:p text:style-name="P3"><text:span text:style-name="T4">}</text:span></text:p>
          </draw:text-box>
        </draw:frame>
        <draw:frame draw:style-name="gr2" draw:text-style-name="P5" draw:layer="layout" svg:width="10.2cm" svg:height="6.131cm" svg:x="16.6cm" svg:y="8.069cm">
          <draw:text-box>
            <text:p><text:span text:style-name="T3">void GateHitConvertor::ProcessOneHit(const GateCrystalHit* hit,GatePulseList* pulseList) </text:span></text:p>
            <text:p text:style-name="P3"><text:span text:style-name="T4">{</text:span></text:p>
            <text:p text:style-name="P3"><text:span text:style-name="T4">..</text:span></text:p>
            <text:p text:style-name="P3"><text:span text:style-name="T4">Process hits</text:span></text:p>
            <text:p text:style-name="P3"><text:span text:style-name="T4">..</text:span></text:p>
            <text:p text:style-name="P3"><text:span text:style-name="T4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Pulses</text:span></text:p>
          </draw:text-box>
        </draw:frame>
        <draw:frame presentation:style-name="pr2" draw:text-style-name="P2" draw:layer="layout" svg:width="25.199cm" svg:height="13.381cm" svg:x="1cm" svg:y="1.619cm" presentation:class="outline" presentation:user-transformed="true">
          <draw:text-box>
            <text:p text:style-name="P7"><text:span text:style-name="T2">DigitizePulses();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Store Pulse List</text:span><text:span text:style-name="T2"><text:line-break/></text:span><text:span text:style-name="T2">Srire Alias</text:span></text:p>
          </draw:text-box>
        </draw:frame>
        <draw:frame draw:style-name="gr4" draw:text-style-name="P8" draw:layer="layout" svg:width="11cm" svg:height="5.543cm" svg:x="5cm" svg:y="1.857cm">
          <draw:text-box>
            <text:p text:style-name="P3"><text:span text:style-name="T3">void GateDigitizer::DigitizePulses() <text:s/></text:span></text:p>
            <text:p text:style-name="P3"><text:span text:style-name="T4">{</text:span></text:p>
            <text:p text:style-name="P3"><text:span text:style-name="T4">..</text:span></text:p>
            <text:p><text:span text:style-name="T5"/></text:p>
            <text:p text:style-name="P3"><text:span text:style-name="T6"><text:s/></text:span><text:span text:style-name="T7">GetChain(i)-&gt;ProcessPulseList();</text:span><text:span text:style-name="T6"><text:tab/></text:span></text:p>
            <text:p text:style-name="P3"><text:span text:style-name="T4">..</text:span></text:p>
            <text:p text:style-name="P3"><text:span text:style-name="T4">}</text:span></text:p>
          </draw:text-box>
        </draw:frame>
        <draw:frame draw:style-name="gr5" draw:text-style-name="P5" draw:layer="layout" svg:width="10.2cm" svg:height="9.659cm" svg:x="16.2cm" svg:y="1.857cm">
          <draw:text-box>
            <text:p><text:span text:style-name="T3">GetChain(i) : </text:span><text:span text:style-name="T8">GatePulseProcessorChain::GatePulseProcessorChain</text:span><text:span text:style-name="T4">( GateDigitizer* itsDigitizer, const G4String&amp; itsOutputName) </text:span></text:p>
            <text:p><text:span text:style-name="T3"/></text:p>
            <text:p><text:span text:style-name="T3">GatePulseList* GatePulseProcessorChain::ProcessPulseList() (in </text:span><text:span text:style-name="T9">physics</text:span><text:span text:style-name="T3">)</text:span></text:p>
            <text:p text:style-name="P3"><text:span text:style-name="T4">{</text:span></text:p>
            <text:p text:style-name="P3"><text:span text:style-name="T4">..</text:span></text:p>
            <text:p text:style-name="P3"><text:span text:style-name="T4">Find Pulse List</text:span></text:p>
            <text:p text:style-name="P3"><text:span text:style-name="T5">pulseList = GetProcessor(processorID)→ProcessPulseList(pulseList);</text:span></text:p>
            <text:p text:style-name="P3"><text:span text:style-name="T4">..</text:span></text:p>
            <text:p text:style-name="P3"><text:span text:style-name="T4">}</text:span></text:p>
          </draw:text-box>
        </draw:frame>
        <draw:frame draw:style-name="gr6" draw:text-style-name="P5" draw:layer="layout" svg:width="10.2cm" svg:height="11.423cm" svg:x="26.4cm" svg:y="7.6cm">
          <draw:text-box>
            <text:p><text:span text:style-name="T3">GatePulseList* GateVPulseProcessor::ProcessPulseList(const GatePulseList* inputPulseList)</text:span></text:p>
            <text:p><text:span text:style-name="T3">{</text:span></text:p>
            <text:p><text:span text:style-name="T3">Take inputPulseList</text:span><text:span text:style-name="T3"><text:line-break/></text:span><text:span text:style-name="T3">Create new PulseList</text:span></text:p>
            <text:p><text:span text:style-name="T3">..</text:span></text:p>
            <text:p><text:span text:style-name="T3">ProcessOnePulse( *iter, *outputPulseList);</text:span></text:p>
            <text:p><text:span text:style-name="T3">//! Pure virtual function for processing one input-pulse</text:span></text:p>
            <text:p><text:span text:style-name="T3"><text:s text:c="4"/></text:span><text:span text:style-name="T3">//! This function is called by ProcessPulseList() for each of the input pulses</text:span></text:p>
            <text:p><text:span text:style-name="T3"><text:s text:c="4"/></text:span><text:span text:style-name="T3">//! The result of the pulse-processing must be incorporated into the output pulse-list</text:span></text:p>
            <text:p><text:span text:style-name="T3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Singles</text:span></text:p>
          </draw:text-box>
        </draw:frame>
        <draw:frame presentation:style-name="pr2" draw:text-style-name="P2" draw:layer="layout" svg:width="25.199cm" svg:height="13.381cm" svg:x="1cm" svg:y="1.619cm" presentation:class="outline" presentation:user-transformed="true">
          <draw:text-box>
            <text:p text:style-name="P3"><text:span text:style-name="T10">m_coincidenceSorterList[i]→ProcessSinglePulseList();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Store Pulse List</text:span><text:span text:style-name="T2"><text:line-break/></text:span><text:span text:style-name="T2">Srire Alias</text:span></text:p>
          </draw:text-box>
        </draw:frame>
        <draw:frame draw:style-name="gr7" draw:text-style-name="P11" draw:layer="layout" svg:width="16.2cm" svg:height="8.483cm" svg:x="5.2cm" svg:y="2.4cm">
          <draw:text-box>
            <text:p text:style-name="P9"><text:span text:style-name="T3">void GateCoincidenceSorter::ProcessSinglePulseList(GatePulseList* inp)</text:span></text:p>
            <text:p text:style-name="P9"><text:span text:style-name="T3">{</text:span></text:p>
            <text:p text:style-name="P9"><text:span text:style-name="T3"/></text:p>
            <text:p text:style-name="P9"><text:span text:style-name="T3">… </text:span></text:p>
            <text:p text:style-name="P9"><text:span text:style-name="T7">ProcessCompletedCoincidenceWindow(coincidence);</text:span></text:p>
            <text:p text:style-name="P9"><text:span text:style-name="T3">&lt;storing pulses in a buffer&gt;</text:span></text:p>
            <text:p text:style-name="P9"><text:span text:style-name="T3">&lt;add event to coincidences </text:span></text:p>
            <text:p text:style-name="P9"><text:span text:style-name="T3">coincidence = new GateCoincidencePulse(m_outputName,pulse,window,offset);</text:span></text:p>
            <text:p text:style-name="P10"><text:span text:style-name="T3">&gt;</text:span></text:p>
            <text:p text:style-name="P9"><text:span text:style-name="T3"/></text:p>
            <text:p text:style-name="P9"><text:span text:style-name="T3">}</text:span></text:p>
          </draw:text-box>
        </draw:frame>
        <draw:frame draw:style-name="gr4" draw:text-style-name="P11" draw:layer="layout" svg:width="16.2cm" svg:height="5.543cm" svg:x="21.4cm" svg:y="6.057cm">
          <draw:text-box>
            <text:p text:style-name="P9"><text:span text:style-name="T3">void GateCoincidenceSorter::ProcessCompletedCoincidenceWindow(GateCoincidencePulse *coincidence)</text:span></text:p>
            <text:p text:style-name="P9"><text:span text:style-name="T3">{</text:span></text:p>
            <text:p text:style-name="P9"><text:span text:style-name="T3">...</text:span></text:p>
            <text:p text:style-name="P9"><text:span text:style-name="T3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Coincidences</text:span></text:p>
          </draw:text-box>
        </draw:frame>
        <draw:frame presentation:style-name="pr2" draw:text-style-name="P2" draw:layer="layout" svg:width="25.199cm" svg:height="13.381cm" svg:x="1cm" svg:y="1.619cm" presentation:class="outline" presentation:user-transformed="true">
          <draw:text-box>
            <text:p text:style-name="P3"><text:span text:style-name="T10">m_coincidenceSorterList[i]→ProcessCoincidencePulses();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Store Pulse List</text:span><text:span text:style-name="T2"><text:line-break/></text:span><text:span text:style-name="T2">Srire Alias</text:span></text:p>
          </draw:text-box>
        </draw:frame>
        <draw:frame draw:style-name="gr4" draw:text-style-name="P11" draw:layer="layout" svg:width="16.2cm" svg:height="5.543cm" svg:x="5.2cm" svg:y="2.4cm">
          <draw:text-box>
            <text:p text:style-name="P9"><text:span text:style-name="T3">..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DigiMaker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GateDigitizer:: Digitize()</text:span></text:p>
          </draw:text-box>
        </draw:frame>
        <draw:frame draw:style-name="gr8" draw:text-style-name="P12" draw:layer="layout" svg:width="8.4cm" svg:height="0.962cm" svg:x="1.2cm" svg:y="2.2cm">
          <draw:text-box>
            <text:p>GateCryistalHitCollection</text:p>
          </draw:text-box>
        </draw:frame>
        <draw:frame draw:style-name="gr9" draw:text-style-name="P14" draw:layer="layout" svg:width="15.6cm" svg:height="3.806cm" svg:x="4.4cm" svg:y="3.4cm">
          <draw:text-box>
            <text:p text:style-name="P13"><text:span text:style-name="T11">GateHitConvertor :: ProcessHits(</text:span>GateCryistalHitCollection)</text:p>
            <text:p text:style-name="P13"/>
            <text:p text:style-name="P13">Store Pulse List <text:s/>‘digitizer/convertor’</text:p>
            <text:p text:style-name="P13">Store Alias ‘Hits’ for list 'digitizer/convertor'</text:p>
          </draw:text-box>
        </draw:frame>
        <draw:frame draw:style-name="gr10" draw:text-style-name="P15" draw:layer="layout" svg:width="5.8cm" svg:height="1.006cm" svg:x="4.4cm" svg:y="7.794cm">
          <draw:text-box>
            <text:p text:style-name="P7"><text:span text:style-name="T12">DigitizePulses();</text:span></text:p>
          </draw:text-box>
        </draw:frame>
        <draw:frame draw:style-name="gr11" draw:text-style-name="P16" draw:layer="layout" svg:width="19.6cm" svg:height="5.939cm" svg:x="7.6cm" svg:y="9.2cm">
          <draw:text-box>
            <text:list text:style-name="L1">
              <text:list-item>
                <text:p text:style-name="P7"><text:span text:style-name="T12">launching processor chain ‘digitizer/Singles’</text:span></text:p>
              </text:list-item>
              <text:list-item>
                <text:p text:style-name="P7"><text:span text:style-name="T12">GatePulseProcessorChain::ProcessPulseList() (in physics)</text:span></text:p>
                <text:list>
                  <text:list-item>
                    <text:list>
                      <text:list-item>
                        <text:p text:style-name="P7"><text:span text:style-name="T12">Find Pulse List ‘Hits’</text:span></text:p>
                      </text:list-item>
                      <text:list-item>
                        <text:p text:style-name="P7"><text:span text:style-name="T12">Create New pulse List ‘digitizer/Singles/adder’</text:span></text:p>
                      </text:list-item>
                      <text:list-item>
                        <text:p text:style-name="P7"><text:span text:style-name="T12">Process Pulse List (GateVPulseProcessor::ProcessPulseList(...) (in physics)</text:span></text:p>
                      </text:list-item>
                      <text:list-item>
                        <text:p text:style-name="P7"><text:span text:style-name="T12">Return output Pulse List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Store new Pulse List ‘digitizer/Singles/adder’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GateDigitizer:: Digitize()</text:span></text:p>
          </draw:text-box>
        </draw:frame>
        <draw:frame draw:style-name="gr12" draw:text-style-name="P17" draw:layer="layout" svg:width="8.4cm" svg:height="0.962cm" svg:x="1.2cm" svg:y="2.2cm">
          <draw:text-box>
            <text:p>GateCryistalHitCollection</text:p>
          </draw:text-box>
        </draw:frame>
        <draw:frame draw:style-name="gr13" draw:text-style-name="P18" draw:layer="layout" svg:width="15.6cm" svg:height="3.806cm" svg:x="4.4cm" svg:y="3.4cm">
          <draw:text-box>
            <text:p text:style-name="P13"><text:span text:style-name="T11">GateHitConvertor :: ProcessHits(</text:span>GateCryistalHitCollection)</text:p>
            <text:p text:style-name="P13"/>
            <text:p text:style-name="P13">Store Pulse List <text:s/>‘digitizer/convertor’</text:p>
            <text:p text:style-name="P13">Store Alias ‘Hits’</text:p>
          </draw:text-box>
        </draw:frame>
        <draw:frame draw:style-name="gr14" draw:text-style-name="P19" draw:layer="layout" svg:width="5.8cm" svg:height="1.006cm" svg:x="4.4cm" svg:y="7.794cm">
          <draw:text-box>
            <text:p text:style-name="P7"><text:span text:style-name="T12">DigitizePulses();</text:span></text:p>
          </draw:text-box>
        </draw:frame>
        <draw:frame draw:style-name="gr15" draw:text-style-name="P16" draw:layer="layout" svg:width="19.6cm" svg:height="5.939cm" svg:x="7.6cm" svg:y="9.2cm">
          <draw:text-box>
            <text:list text:style-name="L1">
              <text:list-item>
                <text:p text:style-name="P7"><text:span text:style-name="T12">launching processor chain ‘digitizer/Singles’</text:span></text:p>
              </text:list-item>
              <text:list-item>
                <text:p text:style-name="P7"><text:span text:style-name="T12">GatePulseProcessorChain::ProcessPulseList() (in physics)</text:span></text:p>
                <text:list>
                  <text:list-item>
                    <text:list>
                      <text:list-item>
                        <text:p text:style-name="P7"><text:span text:style-name="T12">Find Pulse List ‘digitizer/Singles/adder’</text:span></text:p>
                      </text:list-item>
                      <text:list-item>
                        <text:p text:style-name="P7"><text:span text:style-name="T12">Create New pulse List ‘digitizer/Singles/readout’</text:span></text:p>
                      </text:list-item>
                      <text:list-item>
                        <text:p text:style-name="P7"><text:span text:style-name="T12">Process Pulse List (GateVPulseProcessor::ProcessPulseList(...) (in physics)</text:span></text:p>
                      </text:list-item>
                      <text:list-item>
                        <text:p text:style-name="P7"><text:span text:style-name="T12">Return output Pulse List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Store new Pulse List ‘digitizer/Singles/readout’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GateDigitizer:: Digitize()</text:span></text:p>
          </draw:text-box>
        </draw:frame>
        <draw:frame draw:style-name="gr12" draw:text-style-name="P17" draw:layer="layout" svg:width="8.4cm" svg:height="0.962cm" svg:x="1.2cm" svg:y="2.2cm">
          <draw:text-box>
            <text:p>GateCryistalHitCollection</text:p>
          </draw:text-box>
        </draw:frame>
        <draw:frame draw:style-name="gr16" draw:text-style-name="P18" draw:layer="layout" svg:width="15.6cm" svg:height="3.806cm" svg:x="4.4cm" svg:y="3.4cm">
          <draw:text-box>
            <text:p text:style-name="P13"><text:span text:style-name="T11">GateHitConvertor :: ProcessHits(</text:span>GateCryistalHitCollection)</text:p>
            <text:p text:style-name="P13"/>
            <text:p text:style-name="P13">Store Pulse List <text:s/>‘digitizer/convertor’</text:p>
            <text:p text:style-name="P13">Store Alias ‘Hits’</text:p>
          </draw:text-box>
        </draw:frame>
        <draw:frame draw:style-name="gr17" draw:text-style-name="P19" draw:layer="layout" svg:width="5.8cm" svg:height="1.006cm" svg:x="4.4cm" svg:y="7.794cm">
          <draw:text-box>
            <text:p text:style-name="P7"><text:span text:style-name="T12">DigitizePulses();</text:span></text:p>
          </draw:text-box>
        </draw:frame>
        <draw:frame draw:style-name="gr18" draw:text-style-name="P16" draw:layer="layout" svg:width="19.6cm" svg:height="5.939cm" svg:x="7.6cm" svg:y="9.2cm">
          <draw:text-box>
            <text:list text:style-name="L1">
              <text:list-item>
                <text:p text:style-name="P7"><text:span text:style-name="T12">launching processor chain ‘digitizer/Singles’</text:span></text:p>
              </text:list-item>
              <text:list-item>
                <text:p text:style-name="P7"><text:span text:style-name="T12">GatePulseProcessorChain::ProcessPulseList() (in physics)</text:span></text:p>
                <text:list>
                  <text:list-item>
                    <text:list>
                      <text:list-item>
                        <text:p text:style-name="P7"><text:span text:style-name="T12">Find Pulse List ‘digitizer/Singles/readout’</text:span></text:p>
                      </text:list-item>
                      <text:list-item>
                        <text:p text:style-name="P7"><text:span text:style-name="T12">Create New pulse List ‘digitizer/Singles/bluring’</text:span></text:p>
                      </text:list-item>
                      <text:list-item>
                        <text:p text:style-name="P7"><text:span text:style-name="T12">Process Pulse List (GateVPulseProcessor::ProcessPulseList(...) (in physics)</text:span></text:p>
                      </text:list-item>
                      <text:list-item>
                        <text:p text:style-name="P7"><text:span text:style-name="T12">Return output Pulse List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Store new Pulse List ‘digitizer/Singles/bluring’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GateDigitizer:: Digitize()</text:span></text:p>
          </draw:text-box>
        </draw:frame>
        <draw:frame draw:style-name="gr12" draw:text-style-name="P17" draw:layer="layout" svg:width="8.4cm" svg:height="0.962cm" svg:x="1.2cm" svg:y="2.2cm">
          <draw:text-box>
            <text:p>GateCryistalHitCollection</text:p>
          </draw:text-box>
        </draw:frame>
        <draw:frame draw:style-name="gr19" draw:text-style-name="P18" draw:layer="layout" svg:width="15.6cm" svg:height="3.806cm" svg:x="4.4cm" svg:y="3.4cm">
          <draw:text-box>
            <text:p text:style-name="P13"><text:span text:style-name="T11">GateHitConvertor :: ProcessHits(</text:span>GateCryistalHitCollection)</text:p>
            <text:p text:style-name="P13"/>
            <text:p text:style-name="P13">Store Pulse List <text:s/>‘digitizer/convertor’</text:p>
            <text:p text:style-name="P13">Store Alias ‘Hits’</text:p>
          </draw:text-box>
        </draw:frame>
        <draw:frame draw:style-name="gr20" draw:text-style-name="P19" draw:layer="layout" svg:width="5.8cm" svg:height="1.006cm" svg:x="4.4cm" svg:y="7.794cm">
          <draw:text-box>
            <text:p text:style-name="P7"><text:span text:style-name="T12">DigitizePulses();</text:span></text:p>
          </draw:text-box>
        </draw:frame>
        <draw:frame draw:style-name="gr21" draw:text-style-name="P16" draw:layer="layout" svg:width="19.6cm" svg:height="8.072cm" svg:x="8.2cm" svg:y="7.839cm">
          <draw:text-box>
            <text:list text:style-name="L1">
              <text:list-item>
                <text:p text:style-name="P7"><text:span text:style-name="T12">Store new Pulse List ‘digitizer/Singles/bluring’</text:span></text:p>
              </text:list-item>
              <text:list-item>
                <text:p text:style-name="P13"><text:span text:style-name="T12">Store Alias <text:s/>‘Singles’ for list 'digitizer/Singles/blurring'</text:span></text:p>
                <text:p text:style-name="P13"><text:span text:style-name="T12"/></text:p>
              </text:list-item>
              <text:list-item>
                <text:p text:style-name="P13"><text:span text:style-name="T12">launching coincidence sorter 'digitizer/Coincidences'</text:span></text:p>
                <text:list>
                  <text:list-item>
                    <text:p text:style-name="P13"><text:span text:style-name="T12">Get Pulse List ‘Singles’</text:span></text:p>
                  </text:list-item>
                  <text:list-item>
                    <text:p text:style-name="P13"><text:span text:style-name="T12">Process Singles [ GateCoincidenceSorter :: <text:s/>ProcessSinglePulseList()]</text:span></text:p>
                  </text:list-item>
                  <text:list-item>
                    <text:p text:style-name="P13"><text:span text:style-name="T13">GateCoincidenceSorter::ProcessCompletedCoincidenceWindow</text:span></text:p>
                  </text:list-item>
                  <text:list-item>
                    <text:p text:style-name="P13"><text:span text:style-name="T12">Store New coincidence pulse</text:span></text:p>
                  </text:list-item>
                  <text:list-item>
                    <text:p text:style-name="P13"><text:span text:style-name="T12">… </text:span><text:span text:style-name="T12">multiple coincidences ???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GateDigitizer:: Digitize()</text:span></text:p>
          </draw:text-box>
        </draw:frame>
        <draw:frame draw:style-name="gr12" draw:text-style-name="P17" draw:layer="layout" svg:width="8.4cm" svg:height="0.962cm" svg:x="1.2cm" svg:y="2.2cm">
          <draw:text-box>
            <text:p>GateCryistalHitCollection</text:p>
          </draw:text-box>
        </draw:frame>
        <draw:frame draw:style-name="gr22" draw:text-style-name="P18" draw:layer="layout" svg:width="15.6cm" svg:height="3.806cm" svg:x="4.4cm" svg:y="3.4cm">
          <draw:text-box>
            <text:p text:style-name="P13"><text:span text:style-name="T11">GateHitConvertor :: ProcessHits(</text:span>GateCryistalHitCollection)</text:p>
            <text:p text:style-name="P13"/>
            <text:p text:style-name="P13">Store Pulse List <text:s/>‘digitizer/convertor’</text:p>
            <text:p text:style-name="P13">Store Alias ‘Hits’</text:p>
          </draw:text-box>
        </draw:frame>
        <draw:frame draw:style-name="gr23" draw:text-style-name="P19" draw:layer="layout" svg:width="5.8cm" svg:height="1.006cm" svg:x="4.4cm" svg:y="7.794cm">
          <draw:text-box>
            <text:p text:style-name="P7"><text:span text:style-name="T12">DigitizePulses();</text:span></text:p>
          </draw:text-box>
        </draw:frame>
        <draw:frame draw:style-name="gr24" draw:text-style-name="P16" draw:layer="layout" svg:width="19.6cm" svg:height="6.2cm" svg:x="8.2cm" svg:y="7.839cm">
          <draw:text-box>
            <text:list text:style-name="L1">
              <text:list-header>
                <text:p text:style-name="P7"><text:span text:style-name="T12"/></text:p>
              </text:list-header>
              <text:list-item>
                <text:p text:style-name="P13"><text:span text:style-name="T12">launching coincidence sorter 'digitizer/delay'</text:span></text:p>
                <text:list>
                  <text:list-item>
                    <text:p text:style-name="P13"><text:span text:style-name="T12">Get Pulse List ‘Singles’</text:span></text:p>
                  </text:list-item>
                  <text:list-item>
                    <text:p text:style-name="P13"><text:span text:style-name="T12">Process Singles [ GateCoincidenceSorter :: <text:s/>ProcessSinglePulseList()]</text:span></text:p>
                  </text:list-item>
                  <text:list-item>
                    <text:p text:style-name="P13"><text:span text:style-name="T13">GateCoincidenceSorter::ProcessCompletedCoincidenceWindow</text:span></text:p>
                  </text:list-item>
                  <text:list-item>
                    <text:p text:style-name="P13"><text:span text:style-name="T12">Store New coincidence pu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GateDigitizer:: Digitize()</text:span></text:p>
          </draw:text-box>
        </draw:frame>
        <draw:frame draw:style-name="gr25" draw:text-style-name="P20" draw:layer="layout" svg:width="8.4cm" svg:height="0.962cm" svg:x="1.2cm" svg:y="2.2cm">
          <draw:text-box>
            <text:p>GateCryistalHitCollection</text:p>
          </draw:text-box>
        </draw:frame>
        <draw:frame draw:style-name="gr26" draw:text-style-name="P21" draw:layer="layout" svg:width="15.6cm" svg:height="3.806cm" svg:x="4.4cm" svg:y="3.4cm">
          <draw:text-box>
            <text:p text:style-name="P13"><text:span text:style-name="T11">GateHitConvertor :: ProcessHits(</text:span>GateCryistalHitCollection)</text:p>
            <text:p text:style-name="P13"/>
            <text:p text:style-name="P13">Store Pulse List <text:s/>‘digitizer/convertor’</text:p>
            <text:p text:style-name="P13">Store Alias ‘Hits’</text:p>
          </draw:text-box>
        </draw:frame>
        <draw:frame draw:style-name="gr27" draw:text-style-name="P22" draw:layer="layout" svg:width="5.8cm" svg:height="1.006cm" svg:x="4.4cm" svg:y="7.794cm">
          <draw:text-box>
            <text:p text:style-name="P7"><text:span text:style-name="T12">DigitizePulses();</text:span></text:p>
          </draw:text-box>
        </draw:frame>
        <draw:frame draw:style-name="gr28" draw:text-style-name="P22" draw:layer="layout" svg:width="10cm" svg:height="0.962cm" svg:x="4cm" svg:y="8.994cm">
          <draw:text-box>
            <text:p><text:span text:style-name="T12">m_digiMakerList[i]→Digitize();</text:span></text:p>
          </draw:text-box>
        </draw:frame>
        <draw:frame draw:style-name="gr29" draw:text-style-name="P16" draw:layer="layout" svg:width="15.8cm" svg:height="5.228cm" svg:x="11.4cm" svg:y="9.956cm">
          <draw:text-box>
            <text:list text:style-name="L1">
              <text:list-header>
                <text:p text:style-name="P7"><text:span text:style-name="T12">GateSingleDigiMaker::Digitize()</text:span></text:p>
                <text:list>
                  <text:list-item>
                    <text:list>
                      <text:list-item>
                        <text:p text:style-name="P7"><text:span text:style-name="T12"><text:s/></text:span><text:span text:style-name="T12">launching digitizer module 'digitizer/Singles/digiMaker'</text:span></text:p>
                      </text:list-item>
                      <text:list-item>
                        <text:p text:style-name="P13"><text:span text:style-name="T12">Get Pulse List ‘Singles’</text:span></text:p>
                      </text:list-item>
                      <text:list-item>
                        <text:p text:style-name="P13"><text:span text:style-name="T12">GateSingleDigiMaker::ConvertSinglePulseList(..)</text:span></text:p>
                      </text:list-item>
                      <text:list-item>
                        <text:p text:style-name="P13"><text:span text:style-name="T12">Create single digits 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GateDigitizer:: Digitize()</text:span></text:p>
          </draw:text-box>
        </draw:frame>
        <draw:frame draw:style-name="gr25" draw:text-style-name="P20" draw:layer="layout" svg:width="8.4cm" svg:height="0.962cm" svg:x="1.2cm" svg:y="2.2cm">
          <draw:text-box>
            <text:p>GateCryistalHitCollection</text:p>
          </draw:text-box>
        </draw:frame>
        <draw:frame draw:style-name="gr30" draw:text-style-name="P21" draw:layer="layout" svg:width="15.6cm" svg:height="3.806cm" svg:x="4.4cm" svg:y="3.4cm">
          <draw:text-box>
            <text:p text:style-name="P13"><text:span text:style-name="T11">GateHitConvertor :: ProcessHits(</text:span>GateCryistalHitCollection)</text:p>
            <text:p text:style-name="P13"/>
            <text:p text:style-name="P13">Store Pulse List <text:s/>‘digitizer/convertor’</text:p>
            <text:p text:style-name="P13">Store Alias ‘Hits’</text:p>
          </draw:text-box>
        </draw:frame>
        <draw:frame draw:style-name="gr31" draw:text-style-name="P22" draw:layer="layout" svg:width="5.8cm" svg:height="1.006cm" svg:x="4.4cm" svg:y="7.794cm">
          <draw:text-box>
            <text:p text:style-name="P7"><text:span text:style-name="T12">DigitizePulses();</text:span></text:p>
          </draw:text-box>
        </draw:frame>
        <draw:frame draw:style-name="gr32" draw:text-style-name="P22" draw:layer="layout" svg:width="10cm" svg:height="0.962cm" svg:x="4cm" svg:y="8.994cm">
          <draw:text-box>
            <text:p><text:span text:style-name="T12">m_digiMakerList[i]→Digitize();</text:span></text:p>
          </draw:text-box>
        </draw:frame>
        <draw:frame draw:style-name="gr33" draw:text-style-name="P16" draw:layer="layout" svg:width="15.8cm" svg:height="5.044cm" svg:x="11.4cm" svg:y="9.956cm">
          <draw:text-box>
            <text:list text:style-name="L1">
              <text:list-header>
                <text:p text:style-name="P7"><text:span text:style-name="T12">GateCoincidenceDigiMaker::Digitize()</text:span></text:p>
                <text:list>
                  <text:list-item>
                    <text:list>
                      <text:list-item>
                        <text:p text:style-name="P7"><text:span text:style-name="T12"><text:s/></text:span><text:span text:style-name="T12">launching digitizer module 'digitizer/Coincidence/digiMaker'</text:span></text:p>
                      </text:list-item>
                      <text:list-item>
                        <text:p text:style-name="P13"><text:span text:style-name="T12">Get Pulse List ‘Coincidence’</text:span></text:p>
                      </text:list-item>
                      <text:list-item>
                        <text:p text:style-name="P13"><text:span text:style-name="T12">.. (for multiple coinc??)</text:span></text:p>
                      </text:list-item>
                      <text:list-item>
                        <text:p text:style-name="P13"><text:span text:style-name="T12">Create coincidence digi 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GateDigitizer:: Digitize()</text:span></text:p>
          </draw:text-box>
        </draw:frame>
        <draw:frame draw:style-name="gr25" draw:text-style-name="P23" draw:layer="layout" svg:width="8.4cm" svg:height="0.962cm" svg:x="1.2cm" svg:y="2.2cm">
          <draw:text-box>
            <text:p><text:span text:style-name="T14">GateCryistalHitCollection</text:span></text:p>
          </draw:text-box>
        </draw:frame>
        <draw:frame draw:style-name="gr34" draw:text-style-name="P24" draw:layer="layout" svg:width="15.6cm" svg:height="3.806cm" svg:x="4.4cm" svg:y="3.4cm">
          <draw:text-box>
            <text:p text:style-name="P13"><text:span text:style-name="T11">GateHitConvertor :: ProcessHits(</text:span><text:span text:style-name="T14">GateCryistalHitCollection)</text:span></text:p>
            <text:p text:style-name="P13"><text:span text:style-name="T14"/></text:p>
            <text:p text:style-name="P13"><text:span text:style-name="T14">Store Pulse List <text:s/>‘digitizer/convertor’</text:span></text:p>
            <text:p text:style-name="P13"><text:span text:style-name="T14">Store Alias ‘Hits’</text:span></text:p>
          </draw:text-box>
        </draw:frame>
        <draw:frame draw:style-name="gr35" draw:text-style-name="P25" draw:layer="layout" svg:width="5.8cm" svg:height="1.006cm" svg:x="4.4cm" svg:y="7.794cm">
          <draw:text-box>
            <text:p text:style-name="P7"><text:span text:style-name="T12">DigitizePulses();</text:span></text:p>
          </draw:text-box>
        </draw:frame>
        <draw:frame draw:style-name="gr36" draw:text-style-name="P25" draw:layer="layout" svg:width="10cm" svg:height="0.962cm" svg:x="4cm" svg:y="8.994cm">
          <draw:text-box>
            <text:p><text:span text:style-name="T12">m_digiMakerList[i]→Digitize();</text:span></text:p>
          </draw:text-box>
        </draw:frame>
        <draw:frame draw:style-name="gr37" draw:text-style-name="P26" draw:layer="layout" svg:width="15.8cm" svg:height="5.228cm" svg:x="11.4cm" svg:y="9.956cm">
          <draw:text-box>
            <text:list text:style-name="L1">
              <text:list-header>
                <text:p text:style-name="P7"><text:span text:style-name="T12">GateSingleDigiMaker::Digitize()</text:span></text:p>
                <text:list>
                  <text:list-item>
                    <text:list>
                      <text:list-item>
                        <text:p text:style-name="P7"><text:span text:style-name="T12"><text:s/></text:span><text:span text:style-name="T12">launching digitizer module 'digitizer/digitizer/Singles/adder/digiMaker''</text:span></text:p>
                      </text:list-item>
                      <text:list-item>
                        <text:p text:style-name="P13"><text:span text:style-name="T12">Get Pulse List ‘digitizer/Singles/adder’</text:span></text:p>
                      </text:list-item>
                      <text:list-item>
                        <text:p text:style-name="P13"><text:span text:style-name="T12">GateSingleDigiMaker::ConvertSinglePulseList(..)</text:span></text:p>
                      </text:list-item>
                      <text:list-item>
                        <text:p text:style-name="P13"><text:span text:style-name="T12">Create single digits 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1.267cm" svg:x="1cm" svg:y="0.352cm" presentation:class="title" presentation:user-transformed="true">
          <draw:text-box>
            <text:p><text:span text:style-name="T1">GateDigitizer:: Digitize()</text:span></text:p>
          </draw:text-box>
        </draw:frame>
        <draw:frame draw:style-name="gr25" draw:text-style-name="P23" draw:layer="layout" svg:width="8.4cm" svg:height="0.962cm" svg:x="1.2cm" svg:y="2.2cm">
          <draw:text-box>
            <text:p><text:span text:style-name="T14">GateCryistalHitCollection</text:span></text:p>
          </draw:text-box>
        </draw:frame>
        <draw:frame draw:style-name="gr38" draw:text-style-name="P24" draw:layer="layout" svg:width="15.6cm" svg:height="3.806cm" svg:x="4.4cm" svg:y="3.4cm">
          <draw:text-box>
            <text:p text:style-name="P13"><text:span text:style-name="T11">GateHitConvertor :: ProcessHits(</text:span><text:span text:style-name="T14">GateCryistalHitCollection)</text:span></text:p>
            <text:p text:style-name="P13"><text:span text:style-name="T14"/></text:p>
            <text:p text:style-name="P13"><text:span text:style-name="T14">Store Pulse List <text:s/>‘digitizer/convertor’</text:span></text:p>
            <text:p text:style-name="P13"><text:span text:style-name="T14">Store Alias ‘Hits’</text:span></text:p>
          </draw:text-box>
        </draw:frame>
        <draw:frame draw:style-name="gr39" draw:text-style-name="P25" draw:layer="layout" svg:width="5.8cm" svg:height="1.006cm" svg:x="4.4cm" svg:y="7.794cm">
          <draw:text-box>
            <text:p text:style-name="P7"><text:span text:style-name="T12">DigitizePulses();</text:span></text:p>
          </draw:text-box>
        </draw:frame>
        <draw:frame draw:style-name="gr40" draw:text-style-name="P25" draw:layer="layout" svg:width="10cm" svg:height="0.962cm" svg:x="4cm" svg:y="8.994cm">
          <draw:text-box>
            <text:p><text:span text:style-name="T12">m_digiMakerList[i]→Digitize();</text:span></text:p>
          </draw:text-box>
        </draw:frame>
        <draw:frame draw:style-name="gr41" draw:text-style-name="P26" draw:layer="layout" svg:width="15.8cm" svg:height="5.044cm" svg:x="11.4cm" svg:y="9.956cm">
          <draw:text-box>
            <text:list text:style-name="L1">
              <text:list-header>
                <text:p text:style-name="P7"><text:span text:style-name="T12">GateSingleDigiMaker::Digitize()</text:span></text:p>
                <text:list>
                  <text:list-item>
                    <text:list>
                      <text:list-item>
                        <text:p text:style-name="P7"><text:span text:style-name="T12"><text:s/></text:span><text:span text:style-name="T12">launching digitizer module 'digitizer/delay/digiMaker''</text:span></text:p>
                      </text:list-item>
                      <text:list-item>
                        <text:p text:style-name="P13"><text:span text:style-name="T12">..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42" draw:text-style-name="P28" draw:layer="layout" svg:width="4.11cm" svg:height="0.663cm" svg:x="1.721cm" svg:y="0.8cm">
          <text:p text:style-name="P28"><text:span text:style-name="T15">GateCrystalHit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4.11cm" svg:height="0.663cm" svg:x="1.721cm" svg:y="2.567cm">
          <text:p text:style-name="P28"><text:span text:style-name="T15">GateHitConvertor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draw:layer="layout" svg:width="9.394cm" svg:height="1.436cm" svg:x="5.978cm" svg:y="2.567cm">
          <text:list text:style-name="L1">
            <text:list-item>
              <text:p text:style-name="P29"><text:span text:style-name="T16">Check hits (if </text:span><text:span text:style-name="T16">usable or not)</text:span></text:p>
            </text:list-item>
            <text:list-item>
              <text:p text:style-name="P29"><text:span text:style-name="T16">Return pulselist </text:span></text:p>
            </text:list-item>
            <text:list-item>
              <text:p text:style-name="P30"><text:span text:style-name="T16">Store Pulse List <text:s/></text:span><text:span text:style-name="T16">‘digitizer/convertor’</text:span></text:p>
            </text:list-item>
            <text:list-item>
              <text:p text:style-name="P30"><text:span text:style-name="T16">Store Alias ‘Hits’ for </text:span><text:span text:style-name="T16">list </text:span><text:span text:style-name="T16">'digitizer/converto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5.725cm" svg:height="0.662cm" svg:x="0.987cm" svg:y="1.684cm">
          <text:p text:style-name="P28"><text:span text:style-name="T15">GateCrys</text:span><text:span text:style-name="T15">talHitColle</text:span><text:span text:style-name="T15">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4.844cm" svg:height="0.442cm" svg:x="6.859cm" svg:y="1.794cm">
          <text:p text:style-name="P28"><text:span text:style-name="T15">h1,h2, .. </text:span><text:span text:style-name="T15">hn</text:span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899cm" svg:height="0.663cm" svg:x="0.4cm" svg:y="5.328cm">
          <text:p text:style-name="P28"><text:span text:style-name="T15">GateDigiti</text:span><text:span text:style-name="T15">zer :: </text:span><text:span text:style-name="T15">DigitizePu</text:span><text:span text:style-name="T15">lses()</text:span></text:p>
          <draw:enhanced-geometry svg:viewBox="0 0 21600 21600" draw:type="rectangle" draw:enhanced-path="M 0 0 L 21600 0 21600 21600 0 21600 0 0 Z N"/>
        </draw:custom-shape>
        <draw:custom-shape draw:style-name="gr47" draw:text-style-name="P28" draw:layer="layout" svg:width="6.165cm" svg:height="0.663cm" svg:x="0.694cm" svg:y="4.224cm">
          <text:p text:style-name="P28"><text:span text:style-name="T15">GatePuls</text:span><text:span text:style-name="T15">eList (in </text:span><text:span text:style-name="T15">GatePuls</text:span><text:span text:style-name="T15">e)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7.8cm" svg:height="2.8cm" svg:x="8.4cm" svg:y="6.6cm">
          <text:list text:style-name="L1">
            <text:list-item>
              <text:p text:style-name="P33"><text:span text:style-name="T17">Find </text:span><text:span text:style-name="T17">Pulse </text:span><text:span text:style-name="T17">List </text:span><text:span text:style-name="T17">‘Hits’</text:span></text:p>
            </text:list-item>
            <text:list-item>
              <text:p text:style-name="P33"><text:span text:style-name="T17">Create </text:span><text:span text:style-name="T17">New </text:span><text:span text:style-name="T17">pulse </text:span><text:span text:style-name="T17">List </text:span><text:span text:style-name="T17">‘digitize</text:span><text:span text:style-name="T17">r/Single</text:span><text:span text:style-name="T17">s/reado</text:span><text:span text:style-name="T17">ut’</text:span></text:p>
            </text:list-item>
            <text:list-item>
              <text:p text:style-name="P33"><text:span text:style-name="T17">Process </text:span><text:span text:style-name="T17">Pulse </text:span><text:span text:style-name="T17">List </text:span><text:span text:style-name="T17"><text:line-break/></text:span><text:span text:style-name="T17">(GateV</text:span><text:span text:style-name="T17">PulsePr</text:span><text:span text:style-name="T17">ocessor</text:span><text:span text:style-name="T17">::Proces</text:span><text:span text:style-name="T17">sPulseL</text:span><text:span text:style-name="T17">ist(...) </text:span><text:span text:style-name="T17"><text:line-break/></text:span><text:span text:style-name="T17">(in </text:span><text:span text:style-name="T17">physics</text:span><text:span text:style-name="T17">)</text:span></text:p>
            </text:list-item>
            <text:list-item>
              <text:p text:style-name="P33"><text:span text:style-name="T17">Return </text:span><text:span text:style-name="T17">output </text:span><text:span text:style-name="T17">Pulse </text:span><text:span text:style-name="T17">List</text:span></text:p>
            </text:list-item>
            <text:list-item>
              <text:p text:style-name="P33"><text:span text:style-name="T17">Store </text:span><text:span text:style-name="T17">new </text:span><text:span text:style-name="T17">Pulse </text:span><text:span text:style-name="T17">List </text:span><text:span text:style-name="T17">‘digitize</text:span><text:span text:style-name="T17">r/Single</text:span><text:span text:style-name="T17">s/reado</text:span><text:span text:style-name="T17">ut’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7.78cm" svg:height="0.663cm" svg:x="0.4cm" svg:y="6.543cm">
          <text:p text:style-name="P35"><text:span text:style-name="T16">GatePulseP</text:span><text:span text:style-name="T16">rocessorCh</text:span><text:span text:style-name="T16">ain::Process</text:span><text:span text:style-name="T16">PulseList() </text:span></text:p>
          <text:p text:style-name="P35"><text:span text:style-name="T16">(in physics)</text:span></text:p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7.927cm" svg:height="0.568cm" svg:x="7.886cm" svg:y="5.439cm">
          <text:list text:style-name="L1">
            <text:list-item>
              <text:p text:style-name="P29"><text:span text:style-name="T16">launchi</text:span><text:span text:style-name="T16">ng </text:span><text:span text:style-name="T16">process</text:span><text:span text:style-name="T16">or chain </text:span><text:span text:style-name="T16">‘digitize</text:span><text:span text:style-name="T16">r/Single</text:span><text:span text:style-name="T16">s’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7.78cm" svg:height="0.663cm" svg:x="0.4cm" svg:y="7.537cm">
          <text:p text:style-name="P35"><text:span text:style-name="T16">GateVPulse</text:span><text:span text:style-name="T16">Processor::</text:span><text:span text:style-name="T16">ProcessPul</text:span><text:span text:style-name="T16">seList(...) </text:span></text:p>
          <text:p text:style-name="P35"><text:span text:style-name="T16">(in physics)</text:span></text:p>
          <draw:enhanced-geometry svg:viewBox="0 0 21600 21600" draw:type="rectangle" draw:enhanced-path="M 0 0 L 21600 0 21600 21600 0 21600 0 0 Z N"/>
        </draw:custom-shape>
        <draw:line draw:style-name="gr52" draw:text-style-name="P36" draw:layer="layout" svg:x1="3.624cm" svg:y1="1.463cm" svg:x2="3.624cm" svg:y2="1.794cm">
          <text:p/>
        </draw:line>
        <draw:line draw:style-name="gr52" draw:text-style-name="P36" draw:layer="layout" svg:x1="3.629cm" svg:y1="2.236cm" svg:x2="3.629cm" svg:y2="2.567cm">
          <text:p/>
        </draw:line>
        <draw:line draw:style-name="gr52" draw:text-style-name="P36" draw:layer="layout" svg:x1="3.629cm" svg:y1="3.23cm" svg:x2="3.629cm" svg:y2="4.334cm">
          <text:p/>
        </draw:line>
        <draw:line draw:style-name="gr52" draw:text-style-name="P36" draw:layer="layout" svg:x1="3.629cm" svg:y1="4.776cm" svg:x2="3.629cm" svg:y2="5.439cm">
          <text:p/>
        </draw:line>
        <draw:line draw:style-name="gr52" draw:text-style-name="P36" draw:layer="layout" svg:x1="3.629cm" svg:y1="5.881cm" svg:x2="3.629cm" svg:y2="6.544cm">
          <text:p/>
        </draw:line>
        <draw:line draw:style-name="gr52" draw:text-style-name="P36" draw:layer="layout" svg:x1="3.629cm" svg:y1="7.206cm" svg:x2="3.629cm" svg:y2="7.648cm">
          <text:p/>
        </draw:line>
        <draw:line draw:style-name="gr53" draw:text-style-name="P36" draw:layer="layout" svg:x1="6.712cm" svg:y1="2.015cm" svg:x2="6.859cm" svg:y2="2.015cm">
          <text:p/>
        </draw:line>
        <draw:line draw:style-name="gr53" draw:text-style-name="P36" draw:layer="layout" svg:x1="5.831cm" svg:y1="3.009cm" svg:x2="5.978cm" svg:y2="3.009cm">
          <text:p/>
        </draw:line>
        <draw:line draw:style-name="gr53" draw:text-style-name="P36" draw:layer="layout" svg:x1="7.299cm" svg:y1="5.77cm" svg:x2="7.886cm" svg:y2="5.77cm">
          <text:p/>
        </draw:line>
        <draw:line draw:style-name="gr53" draw:text-style-name="P36" draw:layer="layout" svg:x1="8.18cm" svg:y1="6.875cm" svg:x2="8.474cm" svg:y2="6.875cm">
          <text:p/>
        </draw:line>
        <draw:frame draw:style-name="standard" draw:layer="layout" svg:width="11.341cm" svg:height="3.243cm" svg:x="16.281cm" svg:y="6.4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37"><text:span text:style-name="T18">ProcessorChain</text:span></text:p>
              </table:table-cell>
              <table:table-cell>
                <text:p text:style-name="P38"><text:span text:style-name="T18">Input PulseList </text:span></text:p>
              </table:table-cell>
              <table:table-cell>
                <text:p text:style-name="P38"><text:span text:style-name="T18">New pulse List</text:span></text:p>
              </table:table-cell>
              <table:table-cell table:style-name="ce3">
                <text:p text:style-name="P39"><text:span text:style-name="T18"><text:s/></text:span><text:span text:style-name="T18">Pulse list to store</text:span></text:p>
              </table:table-cell>
              <table:table-cell table:style-name="ce3">
                <text:p text:style-name="P39"><text:span text:style-name="T18">Alias to store</text:span></text:p>
              </table:table-cell>
            </table:table-row>
            <table:table-row table:style-name="ro2" table:default-cell-style-name="ce3">
              <table:table-cell table:style-name="ce2">
                <text:p text:style-name="P38"><text:span text:style-name="T18">‘</text:span><text:span text:style-name="T18">digitizer/Singles’</text:span></text:p>
              </table:table-cell>
              <table:table-cell>
                <text:p text:style-name="P39"><text:span text:style-name="T18">‘</text:span><text:span text:style-name="T18">Hits’</text:span></text:p>
              </table:table-cell>
              <table:table-cell table:style-name="ce2">
                <text:p text:style-name="P38"><text:span text:style-name="T18">‘</text:span><text:span text:style-name="T18">digitizer/Singles/adder’</text:span></text:p>
              </table:table-cell>
              <table:table-cell/>
              <table:table-cell/>
            </table:table-row>
            <table:table-row table:style-name="ro3" table:default-cell-style-name="ce2">
              <table:table-cell/>
              <table:table-cell>
                <text:p text:style-name="P38"><text:span text:style-name="T18">‘</text:span><text:span text:style-name="T18">digitizer/Singles/adder’</text:span></text:p>
              </table:table-cell>
              <table:table-cell>
                <text:p text:style-name="P38"><text:span text:style-name="T18">‘</text:span><text:span text:style-name="T18">digitizer/Singles/readout’</text:span></text:p>
              </table:table-cell>
              <table:table-cell table:style-name="ce3"/>
              <table:table-cell table:style-name="ce3"/>
            </table:table-row>
            <table:table-row table:style-name="ro3" table:default-cell-style-name="ce2">
              <table:table-cell/>
              <table:table-cell>
                <text:p text:style-name="P38"><text:span text:style-name="T18">‘</text:span><text:span text:style-name="T18">digitizer/Singles/readout’</text:span></text:p>
              </table:table-cell>
              <table:table-cell>
                <text:p text:style-name="P38"><text:span text:style-name="T18">‘</text:span><text:span text:style-name="T18">digitizer/Singles/bluring’</text:span></text:p>
              </table:table-cell>
              <table:table-cell>
                <text:p text:style-name="P38"><text:span text:style-name="T18">‘</text:span><text:span text:style-name="T18">digitizer/Singles/bluring’</text:span></text:p>
              </table:table-cell>
              <table:table-cell>
                <text:p text:style-name="P38"><text:span text:style-name="T18">‘</text:span><text:span text:style-name="T18">Singles’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315cm" svg:height="1.817cm" svg:x="15.809cm" svg:y="2.69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4" table:default-cell-style-name="ce5">
              <table:table-cell table:style-name="ce4">
                <text:p text:style-name="P40"><text:span text:style-name="T19"><text:s/></text:span><text:span text:style-name="T19">Input </text:span></text:p>
              </table:table-cell>
              <table:table-cell>
                <text:p text:style-name="P41"><text:span text:style-name="T19"><text:s/></text:span><text:span text:style-name="T19">Pulse list to store</text:span></text:p>
              </table:table-cell>
              <table:table-cell>
                <text:list text:style-name="L1">
                  <text:list-header>
                    <text:p text:style-name="P42"><text:span text:style-name="T20">Alias to store</text:span></text:p>
                  </text:list-header>
                </text:list>
              </table:table-cell>
            </table:table-row>
            <table:table-row table:style-name="ro5" table:default-cell-style-name="ce6">
              <table:table-cell table:style-name="ce5">
                <text:p text:style-name="P41"><text:span text:style-name="T19">CrystalHitCollection ‘Hits’</text:span></text:p>
              </table:table-cell>
              <table:table-cell>
                <text:p text:style-name="P43"><text:span text:style-name="T19"><text:s/>‘</text:span><text:span text:style-name="T19">digitizer/convertor’</text:span></text:p>
              </table:table-cell>
              <table:table-cell>
                <text:p text:style-name="P43"><text:span text:style-name="T19">‘</text:span><text:span text:style-name="T19">Hits’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52" draw:text-style-name="P36" draw:layer="layout" svg:x1="3.6cm" svg:y1="8.2cm" svg:x2="3.6cm" svg:y2="9.531cm">
          <text:p/>
        </draw:line>
        <draw:custom-shape draw:style-name="gr54" draw:text-style-name="P35" draw:layer="layout" svg:width="7.78cm" svg:height="0.663cm" svg:x="0.2cm" svg:y="9.537cm">
          <text:p text:style-name="P35"><text:span text:style-name="T16">GateCoinci</text:span><text:span text:style-name="T16">denceSorter</text:span><text:span text:style-name="T16"> :: <text:s/></text:span><text:span text:style-name="T16">ProcessSin</text:span><text:span text:style-name="T16">glePulseList</text:span><text:span text:style-name="T16">()</text:span></text:p>
          <draw:enhanced-geometry svg:viewBox="0 0 21600 21600" draw:type="rectangle" draw:enhanced-path="M 0 0 L 21600 0 21600 21600 0 21600 0 0 Z N"/>
        </draw:custom-shape>
        <draw:custom-shape draw:style-name="gr55" draw:text-style-name="P35" draw:layer="layout" svg:width="9.6cm" svg:height="0.663cm" svg:x="0.2cm" svg:y="10.6cm">
          <text:p text:style-name="P35"><text:span text:style-name="T16">GateCoinci</text:span><text:span text:style-name="T16">denceSorter</text:span><text:span text:style-name="T16">::ProcessCo</text:span><text:span text:style-name="T16">mpletedCoi</text:span><text:span text:style-name="T16">ncidenceWi</text:span><text:span text:style-name="T16">ndow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3.099cm" svg:height="3.962cm" svg:x="10.1cm" svg:y="10.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8">
              <table:table-cell table:style-name="ce7">
                <text:p text:style-name="P37"><text:span text:style-name="T21">CoincidenceSorter</text:span></text:p>
              </table:table-cell>
              <table:table-cell>
                <text:p text:style-name="P44"><text:span text:style-name="T21">Input PulseList </text:span></text:p>
              </table:table-cell>
              <table:table-cell>
                <text:p text:style-name="P44"><text:span text:style-name="T21">New pulse List</text:span></text:p>
              </table:table-cell>
              <table:table-cell table:style-name="ce9">
                <text:p text:style-name="P45"><text:span text:style-name="T21"><text:s/></text:span><text:span text:style-name="T21">Pulse list to store</text:span></text:p>
              </table:table-cell>
              <table:table-cell table:style-name="ce9">
                <text:p text:style-name="P45"><text:span text:style-name="T21">Alias to store</text:span></text:p>
              </table:table-cell>
            </table:table-row>
            <table:table-row table:style-name="ro2" table:default-cell-style-name="ce9">
              <table:table-cell table:style-name="ce8">
                <text:p text:style-name="P44"><text:span text:style-name="T21">‘</text:span><text:span text:style-name="T21">digitizer/Coincidences’</text:span></text:p>
              </table:table-cell>
              <table:table-cell>
                <text:p text:style-name="P45"><text:span text:style-name="T21">‘</text:span><text:span text:style-name="T21">Singles’</text:span></text:p>
              </table:table-cell>
              <table:table-cell table:style-name="ce8">
                <text:p text:style-name="P44"><text:span text:style-name="T21">?? </text:span></text:p>
                <text:p text:style-name="P44"><text:span text:style-name="T21">Coinicdence </text:span></text:p>
                <text:p text:style-name="P44"><text:span text:style-name="T21">‘</text:span><text:span text:style-name="T21">digitizer/Singles/adder’</text:span></text:p>
              </table:table-cell>
              <table:table-cell/>
              <table:table-cell/>
            </table:table-row>
            <table:table-row table:style-name="ro3" table:default-cell-style-name="ce8">
              <table:table-cell>
                <text:p text:style-name="P44"><text:span text:style-name="T21">‘</text:span><text:span text:style-name="T21">digitizer/delay’</text:span></text:p>
              </table:table-cell>
              <table:table-cell>
                <text:p text:style-name="P44"><text:span text:style-name="T21">‘</text:span><text:span text:style-name="T21">Singles’</text:span></text:p>
              </table:table-cell>
              <table:table-cell>
                <text:p text:style-name="P44"><text:span text:style-name="T21">?? </text:span></text:p>
                <text:p text:style-name="P44"><text:span text:style-name="T21">Coinicdence </text:span></text:p>
                <text:p text:style-name="P44"><text:span text:style-name="T21">‘</text:span><text:span text:style-name="T21">digitizer/Singles/adder’</text:span></text:p>
              </table:table-cell>
              <table:table-cell table:style-name="ce9"/>
              <table:table-cell table:style-name="ce9"/>
            </table:table-row>
          </table:table>
          <draw:image xlink:href="Pictures/TablePreview3.svm" xlink:type="simple" xlink:show="embed" xlink:actuate="onLoad"/>
        </draw:frame>
        <draw:line draw:style-name="gr52" draw:text-style-name="P36" draw:layer="layout" svg:x1="3.6cm" svg:y1="10.2cm" svg:x2="3.6cm" svg:y2="10.8cm">
          <text:p/>
        </draw:line>
        <draw:line draw:style-name="gr52" draw:text-style-name="P36" draw:layer="layout" svg:x1="3.6cm" svg:y1="11.263cm" svg:x2="3.6cm" svg:y2="15cm">
          <text:p/>
        </draw:line>
        <draw:custom-shape draw:style-name="gr56" draw:text-style-name="P35" draw:layer="layout" svg:width="7.78cm" svg:height="0.663cm" svg:x="0.4cm" svg:y="8.337cm">
          <text:p text:style-name="P35"><text:span text:style-name="T16">GateVPulseProcessor::ProcessOnePulse()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42" draw:text-style-name="P28" draw:layer="layout" svg:width="4.11cm" svg:height="0.663cm" svg:x="1.721cm" svg:y="0.8cm">
          <text:p text:style-name="P28"><text:span text:style-name="T15">GateCrystalHit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4.11cm" svg:height="0.663cm" svg:x="1.721cm" svg:y="2.567cm">
          <text:p text:style-name="P28"><text:span text:style-name="T15">GateHitConvertor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draw:layer="layout" svg:width="9.394cm" svg:height="1.436cm" svg:x="5.978cm" svg:y="2.567cm">
          <text:list text:style-name="L1">
            <text:list-item>
              <text:p text:style-name="P29"><text:span text:style-name="T16">Check hits (if usable or not)</text:span></text:p>
            </text:list-item>
            <text:list-item>
              <text:p text:style-name="P29"><text:span text:style-name="T16">Return pulselist </text:span></text:p>
            </text:list-item>
            <text:list-item>
              <text:p text:style-name="P30"><text:span text:style-name="T16">Store Pulse List <text:s/>‘digitizer/convertor’</text:span></text:p>
            </text:list-item>
            <text:list-item>
              <text:p text:style-name="P30"><text:span text:style-name="T16">Store Alias ‘Hits’ for list 'digitizer/converto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5.725cm" svg:height="0.662cm" svg:x="0.987cm" svg:y="1.684cm">
          <text:p text:style-name="P28"><text:span text:style-name="T15">GateCrystalHitColle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4.844cm" svg:height="0.442cm" svg:x="6.859cm" svg:y="1.794cm">
          <text:p text:style-name="P28"><text:span text:style-name="T15">h1,h2, .. hn</text:span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899cm" svg:height="0.663cm" svg:x="0.4cm" svg:y="5.328cm">
          <text:p text:style-name="P28"><text:span text:style-name="T15">GateDigitizer :: </text:span><text:span text:style-name="T15">DigitizePulses()</text:span></text:p>
          <draw:enhanced-geometry svg:viewBox="0 0 21600 21600" draw:type="rectangle" draw:enhanced-path="M 0 0 L 21600 0 21600 21600 0 21600 0 0 Z N"/>
        </draw:custom-shape>
        <draw:custom-shape draw:style-name="gr47" draw:text-style-name="P28" draw:layer="layout" svg:width="6.165cm" svg:height="0.663cm" svg:x="0.694cm" svg:y="4.224cm">
          <text:p text:style-name="P28"><text:span text:style-name="T15">GatePulseList (in GatePulse)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7.8cm" svg:height="2.8cm" svg:x="8.4cm" svg:y="6.6cm">
          <text:list text:style-name="L1">
            <text:list-item>
              <text:p text:style-name="P33"><text:span text:style-name="T17">Find Pulse List ‘Hits’</text:span></text:p>
            </text:list-item>
            <text:list-item>
              <text:p text:style-name="P33"><text:span text:style-name="T17">Create New pulse List ‘digitizer/Singles/readout’</text:span></text:p>
            </text:list-item>
            <text:list-item>
              <text:p text:style-name="P33"><text:span text:style-name="T17">Process Pulse List </text:span><text:span text:style-name="T17"><text:line-break/></text:span><text:span text:style-name="T17">(GateVPulseProcessor::ProcessPulseList(...) </text:span><text:span text:style-name="T17"><text:line-break/></text:span><text:span text:style-name="T17">(in physics)</text:span></text:p>
            </text:list-item>
            <text:list-item>
              <text:p text:style-name="P33"><text:span text:style-name="T17">Return output Pulse List</text:span></text:p>
            </text:list-item>
            <text:list-item>
              <text:p text:style-name="P33"><text:span text:style-name="T17">Store new Pulse List ‘digitizer/Singles/readout’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35" draw:layer="layout" svg:width="7.78cm" svg:height="0.663cm" svg:x="0.4cm" svg:y="6.543cm">
          <text:p text:style-name="P35"><text:span text:style-name="T16">GatePulseProcessorCha</text:span><text:span text:style-name="T16">in::ProcessPulseList() </text:span></text:p>
          <text:p text:style-name="P35"><text:span text:style-name="T16">(in physics)</text:span></text:p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7.927cm" svg:height="0.568cm" svg:x="7.886cm" svg:y="5.439cm">
          <text:list text:style-name="L1">
            <text:list-item>
              <text:p text:style-name="P29"><text:span text:style-name="T16">launching processor </text:span><text:span text:style-name="T16">chain </text:span><text:span text:style-name="T16">‘digitizer/Singles’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35" draw:layer="layout" svg:width="7.78cm" svg:height="0.663cm" svg:x="0.4cm" svg:y="7.537cm">
          <text:p text:style-name="P35"><text:span text:style-name="T16">GateVPulseProcessor::ProcessPulseList(...) </text:span></text:p>
          <text:p text:style-name="P35"><text:span text:style-name="T16">(in physics)</text:span></text:p>
          <draw:enhanced-geometry svg:viewBox="0 0 21600 21600" draw:type="rectangle" draw:enhanced-path="M 0 0 L 21600 0 21600 21600 0 21600 0 0 Z N"/>
        </draw:custom-shape>
        <draw:line draw:style-name="gr52" draw:text-style-name="P36" draw:layer="layout" svg:x1="3.624cm" svg:y1="1.463cm" svg:x2="3.624cm" svg:y2="1.794cm">
          <text:p/>
        </draw:line>
        <draw:line draw:style-name="gr52" draw:text-style-name="P36" draw:layer="layout" svg:x1="3.629cm" svg:y1="2.236cm" svg:x2="3.629cm" svg:y2="2.567cm">
          <text:p/>
        </draw:line>
        <draw:line draw:style-name="gr52" draw:text-style-name="P36" draw:layer="layout" svg:x1="3.629cm" svg:y1="3.23cm" svg:x2="3.629cm" svg:y2="4.334cm">
          <text:p/>
        </draw:line>
        <draw:line draw:style-name="gr52" draw:text-style-name="P36" draw:layer="layout" svg:x1="3.629cm" svg:y1="4.776cm" svg:x2="3.629cm" svg:y2="5.439cm">
          <text:p/>
        </draw:line>
        <draw:line draw:style-name="gr52" draw:text-style-name="P36" draw:layer="layout" svg:x1="3.629cm" svg:y1="5.881cm" svg:x2="3.629cm" svg:y2="6.544cm">
          <text:p/>
        </draw:line>
        <draw:line draw:style-name="gr52" draw:text-style-name="P36" draw:layer="layout" svg:x1="3.629cm" svg:y1="7.206cm" svg:x2="3.629cm" svg:y2="7.648cm">
          <text:p/>
        </draw:line>
        <draw:line draw:style-name="gr53" draw:text-style-name="P36" draw:layer="layout" svg:x1="6.712cm" svg:y1="2.015cm" svg:x2="6.859cm" svg:y2="2.015cm">
          <text:p/>
        </draw:line>
        <draw:line draw:style-name="gr53" draw:text-style-name="P36" draw:layer="layout" svg:x1="5.831cm" svg:y1="3.009cm" svg:x2="5.978cm" svg:y2="3.009cm">
          <text:p/>
        </draw:line>
        <draw:line draw:style-name="gr53" draw:text-style-name="P36" draw:layer="layout" svg:x1="7.299cm" svg:y1="5.77cm" svg:x2="7.886cm" svg:y2="5.77cm">
          <text:p/>
        </draw:line>
        <draw:line draw:style-name="gr53" draw:text-style-name="P36" draw:layer="layout" svg:x1="8.18cm" svg:y1="6.875cm" svg:x2="8.474cm" svg:y2="6.875cm">
          <text:p/>
        </draw:line>
        <draw:frame draw:style-name="standard" draw:layer="layout" svg:width="11.341cm" svg:height="3.243cm" svg:x="16.281cm" svg:y="6.4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37"><text:span text:style-name="T18">ProcessorChain</text:span></text:p>
              </table:table-cell>
              <table:table-cell>
                <text:p text:style-name="P38"><text:span text:style-name="T18">Input PulseList </text:span></text:p>
              </table:table-cell>
              <table:table-cell>
                <text:p text:style-name="P38"><text:span text:style-name="T18">New pulse List</text:span></text:p>
              </table:table-cell>
              <table:table-cell table:style-name="ce3">
                <text:p text:style-name="P39"><text:span text:style-name="T18"><text:s/></text:span><text:span text:style-name="T18">Pulse list to store</text:span></text:p>
              </table:table-cell>
              <table:table-cell table:style-name="ce3">
                <text:p text:style-name="P39"><text:span text:style-name="T18">Alias to store</text:span></text:p>
              </table:table-cell>
            </table:table-row>
            <table:table-row table:style-name="ro2" table:default-cell-style-name="ce3">
              <table:table-cell table:style-name="ce2">
                <text:p text:style-name="P38"><text:span text:style-name="T18">‘</text:span><text:span text:style-name="T18">digitizer/Singles’</text:span></text:p>
              </table:table-cell>
              <table:table-cell>
                <text:p text:style-name="P39"><text:span text:style-name="T18">‘</text:span><text:span text:style-name="T18">Hits’</text:span></text:p>
              </table:table-cell>
              <table:table-cell table:style-name="ce2">
                <text:p text:style-name="P38"><text:span text:style-name="T18">‘</text:span><text:span text:style-name="T18">digitizer/Singles/adder’</text:span></text:p>
              </table:table-cell>
              <table:table-cell/>
              <table:table-cell/>
            </table:table-row>
            <table:table-row table:style-name="ro3" table:default-cell-style-name="ce2">
              <table:table-cell/>
              <table:table-cell>
                <text:p text:style-name="P38"><text:span text:style-name="T18">‘</text:span><text:span text:style-name="T18">digitizer/Singles/adder’</text:span></text:p>
              </table:table-cell>
              <table:table-cell>
                <text:p text:style-name="P38"><text:span text:style-name="T18">‘</text:span><text:span text:style-name="T18">digitizer/Singles/readout’</text:span></text:p>
              </table:table-cell>
              <table:table-cell table:style-name="ce3"/>
              <table:table-cell table:style-name="ce3"/>
            </table:table-row>
            <table:table-row table:style-name="ro3" table:default-cell-style-name="ce2">
              <table:table-cell/>
              <table:table-cell>
                <text:p text:style-name="P38"><text:span text:style-name="T18">‘</text:span><text:span text:style-name="T18">digitizer/Singles/readout’</text:span></text:p>
              </table:table-cell>
              <table:table-cell>
                <text:p text:style-name="P38"><text:span text:style-name="T18">‘</text:span><text:span text:style-name="T18">digitizer/Singles/bluring’</text:span></text:p>
              </table:table-cell>
              <table:table-cell>
                <text:p text:style-name="P38"><text:span text:style-name="T18">‘</text:span><text:span text:style-name="T18">digitizer/Singles/bluring’</text:span></text:p>
              </table:table-cell>
              <table:table-cell>
                <text:p text:style-name="P38"><text:span text:style-name="T18">‘</text:span><text:span text:style-name="T18">Singles’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15cm" svg:height="1.817cm" svg:x="15.809cm" svg:y="2.69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4" table:default-cell-style-name="ce5">
              <table:table-cell table:style-name="ce4">
                <text:p text:style-name="P40"><text:span text:style-name="T19"><text:s/></text:span><text:span text:style-name="T19">Input </text:span></text:p>
              </table:table-cell>
              <table:table-cell>
                <text:p text:style-name="P41"><text:span text:style-name="T19"><text:s/></text:span><text:span text:style-name="T19">Pulse list to store</text:span></text:p>
              </table:table-cell>
              <table:table-cell>
                <text:list text:style-name="L1">
                  <text:list-header>
                    <text:p text:style-name="P42"><text:span text:style-name="T20">Alias to store</text:span></text:p>
                  </text:list-header>
                </text:list>
              </table:table-cell>
            </table:table-row>
            <table:table-row table:style-name="ro5" table:default-cell-style-name="ce6">
              <table:table-cell table:style-name="ce5">
                <text:p text:style-name="P41"><text:span text:style-name="T19">CrystalHitCollection ‘Hits’</text:span></text:p>
              </table:table-cell>
              <table:table-cell>
                <text:p text:style-name="P43"><text:span text:style-name="T19"><text:s/>‘</text:span><text:span text:style-name="T19">digitizer/convertor’</text:span></text:p>
              </table:table-cell>
              <table:table-cell>
                <text:p text:style-name="P43"><text:span text:style-name="T19">‘</text:span><text:span text:style-name="T19">Hits’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52" draw:text-style-name="P36" draw:layer="layout" svg:x1="3.6cm" svg:y1="8.2cm" svg:x2="3.6cm" svg:y2="9.531cm">
          <text:p/>
        </draw:line>
        <draw:custom-shape draw:style-name="gr59" draw:text-style-name="P35" draw:layer="layout" svg:width="7.78cm" svg:height="0.663cm" svg:x="0.2cm" svg:y="9.537cm">
          <text:p text:style-name="P35"><text:span text:style-name="T16">GateCoincidenceSorter :: <text:s/>ProcessSinglePulseList()</text:span></text:p>
          <draw:enhanced-geometry svg:viewBox="0 0 21600 21600" draw:type="rectangle" draw:enhanced-path="M 0 0 L 21600 0 21600 21600 0 21600 0 0 Z N"/>
        </draw:custom-shape>
        <draw:custom-shape draw:style-name="gr60" draw:text-style-name="P35" draw:layer="layout" svg:width="9.6cm" svg:height="0.663cm" svg:x="0.2cm" svg:y="10.6cm">
          <text:p text:style-name="P35"><text:span text:style-name="T16">GateCoincidenceSorter::ProcessCompletedCoincidenceWindow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3.099cm" svg:height="3.962cm" svg:x="10.1cm" svg:y="10.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8">
              <table:table-cell table:style-name="ce7">
                <text:p text:style-name="P37"><text:span text:style-name="T21">CoincidenceSorter</text:span></text:p>
              </table:table-cell>
              <table:table-cell>
                <text:p text:style-name="P44"><text:span text:style-name="T21">Input PulseList </text:span></text:p>
              </table:table-cell>
              <table:table-cell>
                <text:p text:style-name="P44"><text:span text:style-name="T21">New pulse List</text:span></text:p>
              </table:table-cell>
              <table:table-cell table:style-name="ce9">
                <text:p text:style-name="P45"><text:span text:style-name="T21"><text:s/></text:span><text:span text:style-name="T21">Pulse list to store</text:span></text:p>
              </table:table-cell>
              <table:table-cell table:style-name="ce9">
                <text:p text:style-name="P45"><text:span text:style-name="T21">Alias to store</text:span></text:p>
              </table:table-cell>
            </table:table-row>
            <table:table-row table:style-name="ro2" table:default-cell-style-name="ce9">
              <table:table-cell table:style-name="ce8">
                <text:p text:style-name="P44"><text:span text:style-name="T21">‘</text:span><text:span text:style-name="T21">digitizer/Coincidences’</text:span></text:p>
              </table:table-cell>
              <table:table-cell>
                <text:p text:style-name="P45"><text:span text:style-name="T21">‘</text:span><text:span text:style-name="T21">Singles’</text:span></text:p>
              </table:table-cell>
              <table:table-cell table:style-name="ce8">
                <text:p text:style-name="P44"><text:span text:style-name="T21">?? </text:span></text:p>
                <text:p text:style-name="P44"><text:span text:style-name="T21">Coinicdence </text:span></text:p>
                <text:p text:style-name="P44"><text:span text:style-name="T21">‘</text:span><text:span text:style-name="T21">digitizer/Singles/adder’</text:span></text:p>
              </table:table-cell>
              <table:table-cell/>
              <table:table-cell/>
            </table:table-row>
            <table:table-row table:style-name="ro3" table:default-cell-style-name="ce8">
              <table:table-cell>
                <text:p text:style-name="P44"><text:span text:style-name="T21">‘</text:span><text:span text:style-name="T21">digitizer/delay’</text:span></text:p>
              </table:table-cell>
              <table:table-cell>
                <text:p text:style-name="P44"><text:span text:style-name="T21">‘</text:span><text:span text:style-name="T21">Singles’</text:span></text:p>
              </table:table-cell>
              <table:table-cell>
                <text:p text:style-name="P44"><text:span text:style-name="T21">?? </text:span></text:p>
                <text:p text:style-name="P44"><text:span text:style-name="T21">Coinicdence </text:span></text:p>
                <text:p text:style-name="P44"><text:span text:style-name="T21">‘</text:span><text:span text:style-name="T21">digitizer/Singles/adder’</text:span></text:p>
              </table:table-cell>
              <table:table-cell table:style-name="ce9"/>
              <table:table-cell table:style-name="ce9"/>
            </table:table-row>
          </table:table>
          <draw:image xlink:href="Pictures/TablePreview6.svm" xlink:type="simple" xlink:show="embed" xlink:actuate="onLoad"/>
        </draw:frame>
        <draw:line draw:style-name="gr52" draw:text-style-name="P36" draw:layer="layout" svg:x1="3.6cm" svg:y1="10.2cm" svg:x2="3.6cm" svg:y2="10.8cm">
          <text:p/>
        </draw:line>
        <draw:line draw:style-name="gr52" draw:text-style-name="P36" draw:layer="layout" svg:x1="3.6cm" svg:y1="11.263cm" svg:x2="3.6cm" svg:y2="15cm">
          <text:p/>
        </draw:line>
        <draw:custom-shape draw:style-name="gr61" draw:text-style-name="P35" draw:layer="layout" svg:width="18.8cm" svg:height="4.4cm" svg:x="8.4cm" svg:y="6cm">
          <text:p text:style-name="P35"><text:span text:style-name="T15">GateVPulseProcessor::ProcessPulseList(…) and GateVPulseProcessor::ProcessOnePulse() </text:span></text:p>
          <text:p text:style-name="P35"><text:span text:style-name="T15"/></text:p>
          <text:list text:style-name="L1">
            <text:list-item>
              <text:p text:style-name="P35"><text:span text:style-name="T15">void </text:span><text:span text:style-name="T22">GatePulseAdder</text:span><text:span text:style-name="T15">::ProcessOnePulse(…)</text:span></text:p>
            </text:list-item>
            <text:list-item>
              <text:p text:style-name="P35"><text:span text:style-name="T15">GatePulseList* </text:span><text:span text:style-name="T22">GateReadout</text:span><text:span text:style-name="T15">::ProcessPulseList(...)</text:span></text:p>
            </text:list-item>
            <text:list-item>
              <text:p text:style-name="P35"><text:span text:style-name="T15">void </text:span><text:span text:style-name="T22">GateBlurring</text:span><text:span text:style-name="T15">::ProcessOnePulse(..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35" draw:layer="layout" svg:width="7.78cm" svg:height="0.663cm" svg:x="0.4cm" svg:y="7.548cm">
          <text:p text:style-name="P35"><text:span text:style-name="T16">GateVPulseProcessor::ProcessPulseList(...) </text:span></text:p>
          <text:p text:style-name="P35"><text:span text:style-name="T16">(in physics)</text:span></text:p>
          <draw:enhanced-geometry svg:viewBox="0 0 21600 21600" draw:type="rectangle" draw:enhanced-path="M 0 0 L 21600 0 21600 21600 0 21600 0 0 Z N"/>
        </draw:custom-shape>
        <draw:custom-shape draw:style-name="gr63" draw:text-style-name="P35" draw:layer="layout" svg:width="7.78cm" svg:height="0.663cm" svg:x="0.4cm" svg:y="8.337cm">
          <text:p text:style-name="P35"><text:span text:style-name="T16">GateVPulseProcessor::ProcessOnePulse(...) </text:span></text:p>
          <draw:enhanced-geometry svg:viewBox="0 0 21600 21600" draw:type="rectangle" draw:enhanced-path="M 0 0 L 21600 0 21600 21600 0 21600 0 0 Z N"/>
        </draw:custom-shape>
        <draw:custom-shape draw:style-name="gr64" draw:text-style-name="P35" draw:layer="layout" svg:width="7.78cm" svg:height="0.663cm" svg:x="0.4cm" svg:y="8.337cm">
          <text:p text:style-name="P35"><text:span text:style-name="T16">GateVPulseProcessor::ProcessOnePulse() 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draw:layer="layout" svg:width="7.78cm" svg:height="0.663cm" svg:x="0.4cm" svg:y="8.337cm">
          <text:p text:style-name="P35"><text:span text:style-name="T16">GateVPulseProcessor::ProcessOnePulse() </text:span></text:p>
          <draw:enhanced-geometry svg:viewBox="0 0 21600 21600" draw:type="rectangle" draw:enhanced-path="M 0 0 L 21600 0 21600 21600 0 21600 0 0 Z N"/>
        </draw:custom-shape>
        <draw:line draw:style-name="gr52" draw:text-style-name="P46" draw:layer="layout" svg:x1="8.18cm" svg:y1="8.8cm" svg:x2="8.6cm" svg:y2="7.6cm">
          <text:p/>
        </draw:lin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custom-shape draw:style-name="gr66" draw:text-style-name="P28" draw:layer="layout" svg:width="5.879cm" svg:height="0.663cm" svg:x="1.721cm" svg:y="0.8cm">
          <text:p text:style-name="P28"><text:span text:style-name="T15">GateVDigiMakerModule* 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8.925cm" svg:height="1cm" svg:x="6.875cm" svg:y="1.6cm">
          <text:p text:style-name="P28"><text:span text:style-name="T15">GateSingleDigiMaker :: Digitize()</text:span></text:p>
          <text:p text:style-name="P28"><text:span text:style-name="T15"/></text:p>
          <draw:enhanced-geometry svg:viewBox="0 0 21600 21600" draw:type="rectangle" draw:enhanced-path="M 0 0 L 21600 0 21600 21600 0 21600 0 0 Z N"/>
        </draw:custom-shape>
        <draw:line draw:style-name="gr52" draw:text-style-name="P36" draw:layer="layout" svg:x1="3.624cm" svg:y1="1.463cm" svg:x2="6.875cm" svg:y2="2.4cm">
          <text:p/>
        </draw:line>
        <draw:frame draw:style-name="standard" draw:layer="layout" svg:width="10.985cm" svg:height="7.39cm" svg:x="16.014cm" svg:y="1.77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3" table:default-cell-style-name="ce8">
              <table:table-cell table:style-name="ce7">
                <text:p text:style-name="P37"><text:span text:style-name="T21">Digitizer Module</text:span></text:p>
              </table:table-cell>
              <table:table-cell>
                <text:p text:style-name="P44"><text:span text:style-name="T21">Input PulseList </text:span></text:p>
              </table:table-cell>
              <table:table-cell>
                <text:p text:style-name="P44"><text:span text:style-name="T21">Output</text:span></text:p>
              </table:table-cell>
            </table:table-row>
            <table:table-row table:style-name="ro2">
              <table:table-cell table:style-name="ce10">
                <text:p text:style-name="P47"><text:span text:style-name="T23">‘</text:span><text:span text:style-name="T23">digitizer/Singles/digiMaker’</text:span></text:p>
              </table:table-cell>
              <table:table-cell table:style-name="ce9">
                <text:p text:style-name="P45"><text:span text:style-name="T21">‘</text:span><text:span text:style-name="T21">Singles’</text:span></text:p>
              </table:table-cell>
              <table:table-cell table:style-name="ce8">
                <text:p text:style-name="P44"><text:span text:style-name="T21">Single digits</text:span></text:p>
              </table:table-cell>
            </table:table-row>
            <table:table-row table:style-name="ro3" table:default-cell-style-name="ce8">
              <table:table-cell>
                <text:p text:style-name="P44"><text:span text:style-name="T23">‘</text:span><text:span text:style-name="T23">digitizer/Coincidences/digiMaker’</text:span></text:p>
              </table:table-cell>
              <table:table-cell>
                <text:p text:style-name="P44"><text:span text:style-name="T21">‘</text:span><text:span text:style-name="T21">Coincidence’</text:span></text:p>
              </table:table-cell>
              <table:table-cell/>
            </table:table-row>
            <table:table-row table:style-name="ro6" table:default-cell-style-name="ce8">
              <table:table-cell>
                <text:p text:style-name="P44"><text:span text:style-name="T23">‘</text:span><text:span text:style-name="T23">digitizer/digitizer/Singles/adder/digiMaker’</text:span></text:p>
              </table:table-cell>
              <table:table-cell>
                <text:p text:style-name="P44"><text:span text:style-name="T23">‘</text:span><text:span text:style-name="T23">digitizer/Singles/adder’</text:span></text:p>
              </table:table-cell>
              <table:table-cell/>
            </table:table-row>
            <table:table-row table:style-name="ro6" table:default-cell-style-name="ce8">
              <table:table-cell>
                <text:p text:style-name="P44"><text:span text:style-name="T23">‘</text:span><text:span text:style-name="T23">digitizer/digitizer/Singles/readout/digiMaker’</text:span></text:p>
              </table:table-cell>
              <table:table-cell>
                <text:p text:style-name="P44"><text:span text:style-name="T23">‘</text:span><text:span text:style-name="T23">digitizer/Singles/readout’</text:span></text:p>
              </table:table-cell>
              <table:table-cell/>
            </table:table-row>
            <table:table-row table:style-name="ro6" table:default-cell-style-name="ce8">
              <table:table-cell>
                <text:p text:style-name="P44"><text:span text:style-name="T23">‘</text:span><text:span text:style-name="T23">digitizer/digitizer/Singles/bluring/digiMaker’</text:span></text:p>
              </table:table-cell>
              <table:table-cell>
                <text:p text:style-name="P44"><text:span text:style-name="T23">‘</text:span><text:span text:style-name="T23">digitizer/Singles/bluring’</text:span></text:p>
              </table:table-cell>
              <table:table-cell/>
            </table:table-row>
            <table:table-row table:style-name="ro3" table:default-cell-style-name="ce8">
              <table:table-cell>
                <text:p text:style-name="P44"><text:span text:style-name="T23">‘</text:span><text:span text:style-name="T23">digitizer/delay/digiMaker’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line draw:style-name="gr52" draw:text-style-name="P36" draw:layer="layout" svg:x1="3.6cm" svg:y1="0.2cm" svg:x2="3.6cm" svg:y2="0.8cm">
          <text:p/>
        </draw:line>
        <draw:line draw:style-name="gr52" draw:text-style-name="P36" draw:layer="layout" svg:x1="11.024cm" svg:y1="2.473cm" svg:x2="11.024cm" svg:y2="3.2cm">
          <text:p/>
        </draw:line>
        <draw:custom-shape draw:style-name="gr68" draw:text-style-name="P28" draw:layer="layout" svg:width="8.925cm" svg:height="3.4cm" svg:x="6.875cm" svg:y="3cm">
          <text:p text:style-name="P28"><text:span text:style-name="T15"><text:s/></text:span><text:span text:style-name="T15">GateSingleDigiCollection* singleDigiCollection</text:span></text:p>
          <text:p text:style-name="P28"><text:span text:style-name="T15"><text:s/></text:span></text:p>
          <text:p text:style-name="P28"><text:span text:style-name="T15">typedef </text:span><text:span text:style-name="T22">G4TDigiCollection</text:span><text:span text:style-name="T15">&lt;GateSingleDigi&gt; </text:span></text:p>
          <text:p text:style-name="P28"><text:span text:style-name="T15">GateSingleDigiCollection;</text:span></text:p>
          <text:p text:style-name="P28"><text:span text:style-name="T15"/></text:p>
          <text:p text:style-name="P28"><text:span text:style-name="T22">GateSingleDigi</text:span><text:span text:style-name="T15"> insert into colle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style-name="gr66" draw:text-style-name="P28" draw:layer="layout" svg:width="5.879cm" svg:height="0.663cm" svg:x="1.721cm" svg:y="0.8cm">
          <text:p text:style-name="P28"><text:span text:style-name="T15">GateVDigiMakerModule* </text:span></text:p>
          <draw:enhanced-geometry svg:viewBox="0 0 21600 21600" draw:type="rectangle" draw:enhanced-path="M 0 0 L 21600 0 21600 21600 0 21600 0 0 Z N"/>
        </draw:custom-shape>
        <draw:custom-shape draw:style-name="gr69" draw:text-style-name="P28" draw:layer="layout" svg:width="8.925cm" svg:height="1.462cm" svg:x="6.875cm" svg:y="1.6cm">
          <text:p text:style-name="P28"><text:span text:style-name="T15">GateSingleDigiMaker :: Digitize()</text:span></text:p>
          <draw:enhanced-geometry svg:viewBox="0 0 21600 21600" draw:type="rectangle" draw:enhanced-path="M 0 0 L 21600 0 21600 21600 0 21600 0 0 Z N"/>
        </draw:custom-shape>
        <draw:line draw:style-name="gr52" draw:text-style-name="P36" draw:layer="layout" svg:x1="3.624cm" svg:y1="1.463cm" svg:x2="6.875cm" svg:y2="2.4cm">
          <text:p/>
        </draw:line>
        <draw:frame draw:style-name="standard" draw:layer="layout" svg:width="10.985cm" svg:height="7.39cm" svg:x="16.014cm" svg:y="1.77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3" table:default-cell-style-name="ce8">
              <table:table-cell table:style-name="ce7">
                <text:p text:style-name="P37"><text:span text:style-name="T21">Digitizer Module</text:span></text:p>
              </table:table-cell>
              <table:table-cell>
                <text:p text:style-name="P44"><text:span text:style-name="T21">Input PulseList </text:span></text:p>
              </table:table-cell>
              <table:table-cell>
                <text:p text:style-name="P44"><text:span text:style-name="T21">Output</text:span></text:p>
              </table:table-cell>
            </table:table-row>
            <table:table-row table:style-name="ro2">
              <table:table-cell table:style-name="ce10">
                <text:p text:style-name="P47"><text:span text:style-name="T23">‘</text:span><text:span text:style-name="T23">digitizer/Singles/digiMaker’</text:span></text:p>
              </table:table-cell>
              <table:table-cell table:style-name="ce9">
                <text:p text:style-name="P45"><text:span text:style-name="T21">‘</text:span><text:span text:style-name="T21">Singles’</text:span></text:p>
              </table:table-cell>
              <table:table-cell table:style-name="ce8">
                <text:p text:style-name="P44"><text:span text:style-name="T21">Single digits</text:span></text:p>
              </table:table-cell>
            </table:table-row>
            <table:table-row table:style-name="ro3" table:default-cell-style-name="ce8">
              <table:table-cell>
                <text:p text:style-name="P44"><text:span text:style-name="T23">‘</text:span><text:span text:style-name="T23">digitizer/Coincidences/digiMaker’</text:span></text:p>
              </table:table-cell>
              <table:table-cell>
                <text:p text:style-name="P44"><text:span text:style-name="T21">‘</text:span><text:span text:style-name="T21">Coincidence’</text:span></text:p>
              </table:table-cell>
              <table:table-cell/>
            </table:table-row>
            <table:table-row table:style-name="ro6" table:default-cell-style-name="ce8">
              <table:table-cell>
                <text:p text:style-name="P44"><text:span text:style-name="T23">‘</text:span><text:span text:style-name="T23">digitizer/digitizer/Singles/adder/digiMaker’</text:span></text:p>
              </table:table-cell>
              <table:table-cell>
                <text:p text:style-name="P44"><text:span text:style-name="T23">‘</text:span><text:span text:style-name="T23">digitizer/Singles/adder’</text:span></text:p>
              </table:table-cell>
              <table:table-cell/>
            </table:table-row>
            <table:table-row table:style-name="ro6" table:default-cell-style-name="ce8">
              <table:table-cell>
                <text:p text:style-name="P44"><text:span text:style-name="T23">‘</text:span><text:span text:style-name="T23">digitizer/digitizer/Singles/readout/digiMaker’</text:span></text:p>
              </table:table-cell>
              <table:table-cell>
                <text:p text:style-name="P44"><text:span text:style-name="T23">‘</text:span><text:span text:style-name="T23">digitizer/Singles/readout’</text:span></text:p>
              </table:table-cell>
              <table:table-cell/>
            </table:table-row>
            <table:table-row table:style-name="ro6" table:default-cell-style-name="ce8">
              <table:table-cell>
                <text:p text:style-name="P44"><text:span text:style-name="T23">‘</text:span><text:span text:style-name="T23">digitizer/digitizer/Singles/bluring/digiMaker’</text:span></text:p>
              </table:table-cell>
              <table:table-cell>
                <text:p text:style-name="P44"><text:span text:style-name="T23">‘</text:span><text:span text:style-name="T23">digitizer/Singles/bluring’</text:span></text:p>
              </table:table-cell>
              <table:table-cell/>
            </table:table-row>
            <table:table-row table:style-name="ro3" table:default-cell-style-name="ce8">
              <table:table-cell>
                <text:p text:style-name="P44"><text:span text:style-name="T23">‘</text:span><text:span text:style-name="T23">digitizer/delay/digiMaker’</text:span></text:p>
              </table:table-cell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line draw:style-name="gr52" draw:text-style-name="P36" draw:layer="layout" svg:x1="3.6cm" svg:y1="0.2cm" svg:x2="3.6cm" svg:y2="0.8cm">
          <text:p/>
        </draw:line>
        <draw:custom-shape draw:style-name="gr70" draw:text-style-name="P28" draw:layer="layout" svg:width="6.8cm" svg:height="0.662cm" svg:x="6.8cm" svg:y="3.2cm">
          <text:p text:style-name="P28"><text:span text:style-name="T15">GateCoinidenceDigiMaker :: Digitize()</text:span></text:p>
          <draw:enhanced-geometry svg:viewBox="0 0 21600 21600" draw:type="rectangle" draw:enhanced-path="M 0 0 L 21600 0 21600 21600 0 21600 0 0 Z N"/>
        </draw:custom-shape>
        <draw:line draw:style-name="gr52" draw:text-style-name="P36" draw:layer="layout" svg:x1="3.624cm" svg:y1="1.473cm" svg:x2="6.8cm" svg:y2="3.6cm">
          <text:p/>
        </draw:lin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71" draw:text-style-name="P48" draw:layer="layout" svg:width="5.6cm" svg:height="1.2cm" svg:x="2.2cm" svg:y="0.8cm">
          <text:p text:style-name="P48">GateCrystalHit</text:p>
          <draw:enhanced-geometry svg:viewBox="0 0 21600 21600" draw:type="rectangle" draw:enhanced-path="M 0 0 L 21600 0 21600 21600 0 21600 0 0 Z N"/>
        </draw:custom-shape>
        <draw:custom-shape draw:style-name="gr72" draw:text-style-name="P49" draw:layer="layout" svg:width="6.6cm" svg:height="0.8cm" svg:x="12.2cm" svg:y="1.6cm">
          <text:p text:style-name="P48">h1,h2, .. hn</text:p>
          <draw:enhanced-geometry svg:viewBox="0 0 21600 21600" draw:type="rectangle" draw:enhanced-path="M 0 0 L 21600 0 21600 21600 0 21600 0 0 Z N"/>
        </draw:custom-shape>
        <draw:custom-shape draw:style-name="gr71" draw:text-style-name="P48" draw:layer="layout" svg:width="5.6cm" svg:height="1.2cm" svg:x="2.2cm" svg:y="4cm">
          <text:p text:style-name="P48">GateHitConvertor</text:p>
          <draw:enhanced-geometry svg:viewBox="0 0 21600 21600" draw:type="rectangle" draw:enhanced-path="M 0 0 L 21600 0 21600 21600 0 21600 0 0 Z N"/>
        </draw:custom-shape>
        <draw:custom-shape draw:style-name="gr72" draw:text-style-name="P49" draw:layer="layout" svg:width="6.6cm" svg:height="0.8cm" svg:x="15.6cm" svg:y="1.4cm">
          <text:p text:style-name="P48">h1,h2, .. hn</text:p>
          <draw:enhanced-geometry svg:viewBox="0 0 21600 21600" draw:type="rectangle" draw:enhanced-path="M 0 0 L 21600 0 21600 21600 0 21600 0 0 Z N"/>
        </draw:custom-shape>
        <draw:custom-shape draw:style-name="gr73" draw:text-style-name="P52" draw:layer="layout" svg:width="12.8cm" svg:height="2.6cm" svg:x="8cm" svg:y="4cm">
          <text:list text:style-name="L1">
            <text:list-item>
              <text:p text:style-name="P50"><text:span text:style-name="T24">Check hits (if usable or not)</text:span></text:p>
            </text:list-item>
            <text:list-item>
              <text:p text:style-name="P50"><text:span text:style-name="T24">Return pulselist </text:span></text:p>
            </text:list-item>
            <text:list-item>
              <text:p text:style-name="P51"><text:span text:style-name="T24">Store Pulse List <text:s/>‘digitizer/convertor’</text:span></text:p>
            </text:list-item>
            <text:list-item>
              <text:p text:style-name="P51"><text:span text:style-name="T24">Store Alias ‘Hits’ for list 'digitizer/converto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4" draw:text-style-name="P48" draw:layer="layout" svg:width="7.8cm" svg:height="1.2cm" svg:x="1.2cm" svg:y="2.4cm">
          <text:p text:style-name="P48">GateCrystalHitCollection</text:p>
          <draw:enhanced-geometry svg:viewBox="0 0 21600 21600" draw:type="rectangle" draw:enhanced-path="M 0 0 L 21600 0 21600 21600 0 21600 0 0 Z N"/>
        </draw:custom-shape>
        <draw:custom-shape draw:style-name="gr72" draw:text-style-name="P49" draw:layer="layout" svg:width="6.6cm" svg:height="0.8cm" svg:x="9.2cm" svg:y="2.6cm">
          <text:p text:style-name="P48">h1,h2, .. hn</text:p>
          <draw:enhanced-geometry svg:viewBox="0 0 21600 21600" draw:type="rectangle" draw:enhanced-path="M 0 0 L 21600 0 21600 21600 0 21600 0 0 Z N"/>
        </draw:custom-shape>
        <draw:custom-shape draw:style-name="gr75" draw:text-style-name="P48" draw:layer="layout" svg:width="9.4cm" svg:height="1.2cm" svg:x="0.4cm" svg:y="9cm">
          <text:p text:style-name="P48">GateDigitizer :: DigitizePulses()</text:p>
          <draw:enhanced-geometry svg:viewBox="0 0 21600 21600" draw:type="rectangle" draw:enhanced-path="M 0 0 L 21600 0 21600 21600 0 21600 0 0 Z N"/>
        </draw:custom-shape>
        <draw:custom-shape draw:style-name="gr76" draw:text-style-name="P48" draw:layer="layout" svg:width="8.4cm" svg:height="1.2cm" svg:x="0.8cm" svg:y="7cm">
          <text:p text:style-name="P48">GatePulseList (in GatePulse)</text:p>
          <draw:enhanced-geometry svg:viewBox="0 0 21600 21600" draw:type="rectangle" draw:enhanced-path="M 0 0 L 21600 0 21600 21600 0 21600 0 0 Z N"/>
        </draw:custom-shape>
        <draw:custom-shape draw:style-name="gr77" draw:text-style-name="P54" draw:layer="layout" svg:width="11.4cm" svg:height="3.629cm" svg:x="11.4cm" svg:y="11.171cm">
          <text:list text:style-name="L1">
            <text:list-item>
              <text:p text:style-name="P53"><text:span text:style-name="T25">Find Pulse List ‘Hits’</text:span></text:p>
            </text:list-item>
            <text:list-item>
              <text:p text:style-name="P53"><text:span text:style-name="T25">Create New pulse List ‘digitizer/Singles/readout’</text:span></text:p>
            </text:list-item>
            <text:list-item>
              <text:p text:style-name="P53"><text:span text:style-name="T25">Process Pulse List </text:span><text:span text:style-name="T25"><text:line-break/></text:span><text:span text:style-name="T25">(GateVPulseProcessor::ProcessPulseList(...) </text:span><text:span text:style-name="T25"><text:line-break/></text:span><text:span text:style-name="T25">(in physics)</text:span></text:p>
            </text:list-item>
            <text:list-item>
              <text:p text:style-name="P53"><text:span text:style-name="T25">Return output Pulse List</text:span></text:p>
            </text:list-item>
            <text:list-item>
              <text:p text:style-name="P53"><text:span text:style-name="T25">Store new Pulse List ‘digitizer/Singles/readout’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55" draw:layer="layout" svg:width="10.6cm" svg:height="1.2cm" svg:x="0.4cm" svg:y="11.2cm">
          <text:p text:style-name="P55"><text:span text:style-name="T24">GatePulseProcessorChain::ProcessPulseList() </text:span></text:p>
          <text:p text:style-name="P55"><text:span text:style-name="T24">(in physics)</text:span></text:p>
          <draw:enhanced-geometry svg:viewBox="0 0 21600 21600" draw:type="rectangle" draw:enhanced-path="M 0 0 L 21600 0 21600 21600 0 21600 0 0 Z N"/>
        </draw:custom-shape>
        <draw:custom-shape draw:style-name="gr79" draw:text-style-name="P52" draw:layer="layout" svg:width="10.8cm" svg:height="1.029cm" svg:x="10.6cm" svg:y="9.2cm">
          <text:list text:style-name="L1">
            <text:list-item>
              <text:p text:style-name="P50"><text:span text:style-name="T24">launching processor chain ‘digitizer/Singles’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55" draw:layer="layout" svg:width="10.6cm" svg:height="1.2cm" svg:x="0.4cm" svg:y="13cm">
          <text:p text:style-name="P55"><text:span text:style-name="T24">GateVPulseProcessor::ProcessPulseList(...) </text:span></text:p>
          <text:p text:style-name="P55"><text:span text:style-name="T24">(in physics)</text:span></text:p>
          <draw:enhanced-geometry svg:viewBox="0 0 21600 21600" draw:type="rectangle" draw:enhanced-path="M 0 0 L 21600 0 21600 21600 0 21600 0 0 Z N"/>
        </draw:custom-shape>
        <draw:line draw:style-name="gr52" draw:text-style-name="P46" draw:layer="layout" svg:x1="4.793cm" svg:y1="2cm" svg:x2="4.793cm" svg:y2="2.6cm">
          <text:p/>
        </draw:line>
        <draw:line draw:style-name="gr52" draw:text-style-name="P46" draw:layer="layout" svg:x1="4.8cm" svg:y1="3.4cm" svg:x2="4.8cm" svg:y2="4cm">
          <text:p/>
        </draw:line>
        <draw:line draw:style-name="gr52" draw:text-style-name="P46" draw:layer="layout" svg:x1="4.8cm" svg:y1="5.2cm" svg:x2="4.8cm" svg:y2="7.2cm">
          <text:p/>
        </draw:line>
        <draw:line draw:style-name="gr52" draw:text-style-name="P46" draw:layer="layout" svg:x1="4.8cm" svg:y1="8cm" svg:x2="4.8cm" svg:y2="9.2cm">
          <text:p/>
        </draw:line>
        <draw:line draw:style-name="gr52" draw:text-style-name="P46" draw:layer="layout" svg:x1="4.8cm" svg:y1="10cm" svg:x2="4.8cm" svg:y2="11.2cm">
          <text:p/>
        </draw:line>
        <draw:line draw:style-name="gr52" draw:text-style-name="P46" draw:layer="layout" svg:x1="4.8cm" svg:y1="12.4cm" svg:x2="4.8cm" svg:y2="13.2cm">
          <text:p/>
        </draw:line>
        <draw:line draw:style-name="gr53" draw:text-style-name="P46" draw:layer="layout" svg:x1="9cm" svg:y1="3cm" svg:x2="9.2cm" svg:y2="3cm">
          <text:p/>
        </draw:line>
        <draw:line draw:style-name="gr53" draw:text-style-name="P46" draw:layer="layout" svg:x1="7.8cm" svg:y1="4.8cm" svg:x2="8cm" svg:y2="4.8cm">
          <text:p/>
        </draw:line>
        <draw:line draw:style-name="gr53" draw:text-style-name="P46" draw:layer="layout" svg:x1="9.8cm" svg:y1="9.8cm" svg:x2="10.6cm" svg:y2="9.8cm">
          <text:p/>
        </draw:line>
        <draw:line draw:style-name="gr53" draw:text-style-name="P46" draw:layer="layout" svg:x1="11cm" svg:y1="11.8cm" svg:x2="11.4cm" svg:y2="11.8cm">
          <text:p/>
        </draw:line>
        <draw:frame draw:style-name="standard" draw:layer="layout" svg:width="22.81cm" svg:height="3.241cm" svg:x="23.083cm" svg:y="11.489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8"/>
            <table:table-row table:style-name="ro4" table:default-cell-style-name="ce13">
              <table:table-cell table:style-name="ce11">
                <text:p text:style-name="P37"><text:span text:style-name="T26">ProcessorChain</text:span></text:p>
              </table:table-cell>
              <table:table-cell table:style-name="ce12">
                <text:p text:style-name="P56"><text:span text:style-name="T26">Input PulseList </text:span></text:p>
              </table:table-cell>
              <table:table-cell>
                <text:p text:style-name="P56"><text:span text:style-name="T26">New pulse List</text:span></text:p>
              </table:table-cell>
              <table:table-cell table:style-name="ce14">
                <text:p text:style-name="P41"><text:span text:style-name="T19"><text:s/></text:span><text:span text:style-name="T19">Pulse list to store</text:span></text:p>
              </table:table-cell>
              <table:table-cell>
                <text:list text:style-name="L1">
                  <text:list-header>
                    <text:p text:style-name="P57"><text:span text:style-name="T26">Alias to store</text:span></text:p>
                  </text:list-header>
                </text:list>
              </table:table-cell>
            </table:table-row>
            <table:table-row table:style-name="ro5" table:default-cell-style-name="ce13">
              <table:table-cell>
                <text:p text:style-name="P56"><text:span text:style-name="T26">‘</text:span><text:span text:style-name="T26">digitizer/Singles’</text:span></text:p>
              </table:table-cell>
              <table:table-cell>
                <text:p text:style-name="P57"><text:span text:style-name="T26">‘</text:span><text:span text:style-name="T26">Hits’</text:span></text:p>
              </table:table-cell>
              <table:table-cell>
                <text:p text:style-name="P56"><text:span text:style-name="T26">‘</text:span><text:span text:style-name="T26">digitizer/Singles/adder’</text:span></text:p>
              </table:table-cell>
              <table:table-cell/>
              <table:table-cell/>
            </table:table-row>
            <table:table-row table:style-name="ro7" table:default-cell-style-name="ce13">
              <table:table-cell table:style-name="ce12"/>
              <table:table-cell table:style-name="ce12">
                <text:p text:style-name="P56"><text:span text:style-name="T26">‘</text:span><text:span text:style-name="T26">digitizer/Singles/adder’</text:span></text:p>
              </table:table-cell>
              <table:table-cell>
                <text:p text:style-name="P56"><text:span text:style-name="T26">‘</text:span><text:span text:style-name="T26">digitizer/Singles/readout’</text:span></text:p>
              </table:table-cell>
              <table:table-cell/>
              <table:table-cell/>
            </table:table-row>
            <table:table-row table:style-name="ro7" table:default-cell-style-name="ce13">
              <table:table-cell table:style-name="ce12"/>
              <table:table-cell table:style-name="ce12">
                <text:p text:style-name="P56"><text:span text:style-name="T26">‘</text:span><text:span text:style-name="T26">digitizer/Singles/readout’</text:span></text:p>
              </table:table-cell>
              <table:table-cell>
                <text:p text:style-name="P56"><text:span text:style-name="T26">‘</text:span><text:span text:style-name="T26">digitizer/Singles/bluring’</text:span></text:p>
              </table:table-cell>
              <table:table-cell>
                <text:p text:style-name="P56"><text:span text:style-name="T26">‘</text:span><text:span text:style-name="T26">digitizer/Singles/bluring’</text:span></text:p>
              </table:table-cell>
              <table:table-cell>
                <text:p text:style-name="P56"><text:span text:style-name="T26">‘</text:span><text:span text:style-name="T26">Singles’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315cm" svg:height="1.817cm" svg:x="20.943cm" svg:y="4.06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8" table:default-cell-style-name="ce5">
              <table:table-cell table:style-name="ce4">
                <text:p text:style-name="P40"><text:span text:style-name="T19"><text:s/></text:span><text:span text:style-name="T19">Input </text:span></text:p>
              </table:table-cell>
              <table:table-cell>
                <text:p text:style-name="P41"><text:span text:style-name="T19"><text:s/></text:span><text:span text:style-name="T19">Pulse list to store</text:span></text:p>
              </table:table-cell>
              <table:table-cell>
                <text:list text:style-name="L1">
                  <text:list-header>
                    <text:p text:style-name="P42"><text:span text:style-name="T20">Alias to store</text:span></text:p>
                  </text:list-header>
                </text:list>
              </table:table-cell>
            </table:table-row>
            <table:table-row table:style-name="ro5" table:default-cell-style-name="ce6">
              <table:table-cell table:style-name="ce5">
                <text:p text:style-name="P41"><text:span text:style-name="T19">CrystalHitCollection ‘Hits’</text:span></text:p>
              </table:table-cell>
              <table:table-cell>
                <text:p text:style-name="P43"><text:span text:style-name="T19"><text:s/>‘</text:span><text:span text:style-name="T19">digitizer/convertor’</text:span></text:p>
              </table:table-cell>
              <table:table-cell>
                <text:p text:style-name="P43"><text:span text:style-name="T19">‘</text:span><text:span text:style-name="T19">Hits’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1:39:37.104079108</meta:creation-date>
    <dc:date>2021-10-29T09:27:13.350976664</dc:date>
    <meta:editing-duration>PT22H31M17S</meta:editing-duration>
    <meta:editing-cycles>21</meta:editing-cycles>
    <meta:generator>LibreOffice/6.4.7.2$Linux_X86_64 LibreOffice_project/40$Build-2</meta:generator>
    <meta:document-statistic meta:object-count="229"/>
  </office:meta>
</office:document-meta>
</file>